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24-08-06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1384" calcext:value-type="float">
            <text:p>86.5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24-05-13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9568" calcext:value-type="float">
            <text:p>86.4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24-04-10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0592" calcext:value-type="float">
            <text:p>86.2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24-02-07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9632" calcext:value-type="float">
            <text:p>86.2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23-11-08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172" calcext:value-type="float">
            <text:p>86.1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23-08-03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2072" calcext:value-type="float">
            <text:p>86.6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23-05-02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9088" calcext:value-type="float">
            <text:p>86.4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23-02-23 19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9568" calcext:value-type="float">
            <text:p>86.4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22-11-16 23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176" calcext:value-type="float">
            <text:p>86.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22-08-22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22-08-03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7104" calcext:value-type="float">
            <text:p>86.5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22-07-12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22-06-06 21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0528" calcext:value-type="float">
            <text:p>86.5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22-05-23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3368" calcext:value-type="float">
            <text:p>86.3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22-04-12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172" calcext:value-type="float">
            <text:p>86.1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22-03-21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0864" calcext:value-type="float">
            <text:p>86.1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22-02-16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4768" calcext:value-type="float">
            <text:p>86.1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22-01-18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3328" calcext:value-type="float">
            <text:p>86.0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21-12-08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9528" calcext:value-type="float">
            <text:p>86.1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21-11-03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032" calcext:value-type="float">
            <text:p>86.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21-10-12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1112" calcext:value-type="float">
            <text:p>86.6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21-09-07 20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1864" calcext:value-type="float">
            <text:p>86.5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21-08-04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9944" calcext:value-type="float">
            <text:p>86.4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21-07-20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2408" calcext:value-type="float">
            <text:p>86.3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21-06-07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8272" calcext:value-type="float">
            <text:p>86.7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21-05-05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6884" calcext:value-type="float">
            <text:p>85.9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21-04-19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5584" calcext:value-type="float">
            <text:p>85.82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21-03-03 23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3768" calcext:value-type="float">
            <text:p>85.77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21-02-01 22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52432" calcext:value-type="float">
            <text:p>85.75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21-01-19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58528" calcext:value-type="float">
            <text:p>85.7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20-12-01 2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356" calcext:value-type="float">
            <text:p>85.63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20-11-02 21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58528" calcext:value-type="float">
            <text:p>85.7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20-10-15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5688" calcext:value-type="float">
            <text:p>85.89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20-09-01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20-08-13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8632" calcext:value-type="float">
            <text:p>85.82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20-07-22 2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5104" calcext:value-type="float">
            <text:p>85.7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20-06-01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4352" calcext:value-type="float">
            <text:p>85.87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20-05-13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9864" calcext:value-type="float">
            <text:p>85.77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20-04-06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1848" calcext:value-type="float">
            <text:p>85.65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20-03-10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7088" calcext:value-type="float">
            <text:p>85.6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20-02-05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2704" calcext:value-type="float">
            <text:p>85.6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20-01-14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4792" calcext:value-type="float">
            <text:p>85.58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9-12-02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02" calcext:value-type="float">
            <text:p>85.4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9-11-12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9344" calcext:value-type="float">
            <text:p>85.42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9-10-03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404" calcext:value-type="float">
            <text:p>85.6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9-09-03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5548" calcext:value-type="float">
            <text:p>85.7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9-08-06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9176" calcext:value-type="float">
            <text:p>85.60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9-07-10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9-06-03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9656" calcext:value-type="float">
            <text:p>85.63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9-05-01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0216" calcext:value-type="float">
            <text:p>86.3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9-04-08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3288" calcext:value-type="float">
            <text:p>85.74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9-03-04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0992" calcext:value-type="float">
            <text:p>85.66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9-02-11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1368" calcext:value-type="float">
            <text:p>85.62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9-01-24 22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6024" calcext:value-type="float">
            <text:p>85.5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8-12-03 2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6152" calcext:value-type="float">
            <text:p>85.03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8-11-05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5984" calcext:value-type="float">
            <text:p>85.2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8-10-10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6504" calcext:value-type="float">
            <text:p>85.56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8-09-06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5168" calcext:value-type="float">
            <text:p>85.5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8-08-07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02" calcext:value-type="float">
            <text:p>85.4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8-07-31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0472" calcext:value-type="float">
            <text:p>85.31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8-06-06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64" calcext:value-type="float">
            <text:p>85.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8-05-14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2768" calcext:value-type="float">
            <text:p>85.39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8-04-02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4936" calcext:value-type="float">
            <text:p>85.9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8-03-06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9592" calcext:value-type="float">
            <text:p>85.8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8-02-06 2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9112" calcext:value-type="float">
            <text:p>85.85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8-01-10 21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0992" calcext:value-type="float">
            <text:p>85.66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7-12-14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4752" calcext:value-type="float">
            <text:p>85.26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7-11-07 20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7904" calcext:value-type="float">
            <text:p>85.33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7-10-17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41408" calcext:value-type="float">
            <text:p>85.9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7-09-12 19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7128" calcext:value-type="float">
            <text:p>85.9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7-08-08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7-07-13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6376" calcext:value-type="float">
            <text:p>86.0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7-06-05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8128" calcext:value-type="float">
            <text:p>86.3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7-05-17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6792" calcext:value-type="float">
            <text:p>86.3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7-04-25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3264" calcext:value-type="float">
            <text:p>86.3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7-03-09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1928" calcext:value-type="float">
            <text:p>86.2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7-02-08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8776" calcext:value-type="float">
            <text:p>86.21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7-01-17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8088" calcext:value-type="float">
            <text:p>86.0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6-12-13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832" calcext:value-type="float">
            <text:p>85.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6-11-03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5456" calcext:value-type="float">
            <text:p>86.3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6-10-19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7752" calcext:value-type="float">
            <text:p>86.4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6-09-12 22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7104" calcext:value-type="float">
            <text:p>86.5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6-08-08 21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3744" calcext:value-type="float">
            <text:p>86.3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6-07-13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9424" calcext:value-type="float">
            <text:p>86.0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6-06-01 23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3836" calcext:value-type="float">
            <text:p>85.9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6-05-09 23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0384" calcext:value-type="float">
            <text:p>86.1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6-04-11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7544" calcext:value-type="float">
            <text:p>86.2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6-03-10 22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8024" calcext:value-type="float">
            <text:p>86.2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6-02-09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888" calcext:value-type="float">
            <text:p>86.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6-01-14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0968" calcext:value-type="float">
            <text:p>86.2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5-12-14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4768" calcext:value-type="float">
            <text:p>86.1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5-11-09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9736" calcext:value-type="float">
            <text:p>86.2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5-10-19 22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556" calcext:value-type="float">
            <text:p>86.3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5-09-21 2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8504" calcext:value-type="float">
            <text:p>86.3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5-08-12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32264" calcext:value-type="float">
            <text:p>85.9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5-07-16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8672" calcext:value-type="float">
            <text:p>86.1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5-06-04 22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4288" calcext:value-type="float">
            <text:p>86.1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5-05-11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9152" calcext:value-type="float">
            <text:p>86.1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5-04-14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1344" calcext:value-type="float">
            <text:p>86.1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5-03-12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9256" calcext:value-type="float">
            <text:p>86.2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5-02-04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1344" calcext:value-type="float">
            <text:p>86.1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5-01-12 22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8672" calcext:value-type="float">
            <text:p>86.1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4-12-02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65792" calcext:value-type="float">
            <text:p>85.96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4-11-12 23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2848" calcext:value-type="float">
            <text:p>86.0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4-10-06 22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8296" calcext:value-type="float">
            <text:p>86.1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4-09-15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9256" calcext:value-type="float">
            <text:p>86.2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4-08-05 22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2512" calcext:value-type="float">
            <text:p>86.3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4-07-21 23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2408" calcext:value-type="float">
            <text:p>86.3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4-06-09 22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8296" calcext:value-type="float">
            <text:p>86.1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4-05-07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3912" calcext:value-type="float">
            <text:p>86.1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4-04-15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6856" calcext:value-type="float">
            <text:p>86.0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4-03-06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9048" calcext:value-type="float">
            <text:p>86.1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4-02-05 2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5144" calcext:value-type="float">
            <text:p>86.11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4-01-08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456" calcext:value-type="float">
            <text:p>86.0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3-12-04 2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3224" calcext:value-type="float">
            <text:p>85.9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3-11-14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8088" calcext:value-type="float">
            <text:p>86.0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3-10-17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7168" calcext:value-type="float">
            <text:p>86.3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3-09-11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4328" calcext:value-type="float">
            <text:p>86.4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3-08-01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1824" calcext:value-type="float">
            <text:p>86.22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3-07-02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4896" calcext:value-type="float">
            <text:p>85.65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3-06-04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6232" calcext:value-type="float">
            <text:p>85.67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3-05-01 22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6504" calcext:value-type="float">
            <text:p>85.56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3-04-16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6336" calcext:value-type="float">
            <text:p>85.74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3-03-06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4624" calcext:value-type="float">
            <text:p>85.76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3-02-05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1848" calcext:value-type="float">
            <text:p>85.65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3-01-02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0744" calcext:value-type="float">
            <text:p>85.20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2-12-03 20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5504" calcext:value-type="float">
            <text:p>85.1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2-11-13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2976" calcext:value-type="float">
            <text:p>85.5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2-10-10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0176" calcext:value-type="float">
            <text:p>85.9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2-09-10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3328" calcext:value-type="float">
            <text:p>86.0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2-08-08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0344" calcext:value-type="float">
            <text:p>85.81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2-07-16 2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9888" calcext:value-type="float">
            <text:p>85.2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2-06-04 20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5128" calcext:value-type="float">
            <text:p>85.22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2-05-01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4608" calcext:value-type="float">
            <text:p>84.8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2-04-17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684" calcext:value-type="float">
            <text:p>85.2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2-03-06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7088" calcext:value-type="float">
            <text:p>85.6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2-02-06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4792" calcext:value-type="float">
            <text:p>85.58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2-01-05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1-12-01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8992" calcext:value-type="float">
            <text:p>84.8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1-11-03 20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064" calcext:value-type="float">
            <text:p>85.1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1-10-13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1368" calcext:value-type="float">
            <text:p>85.62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1-09-12 22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784" calcext:value-type="float">
            <text:p>85.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1-08-03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1-07-18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5064" calcext:value-type="float">
            <text:p>85.47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1-06-02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6024" calcext:value-type="float">
            <text:p>85.5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1-05-03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5376" calcext:value-type="float">
            <text:p>85.68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1-04-20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0344" calcext:value-type="float">
            <text:p>85.81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1-03-09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1952" calcext:value-type="float">
            <text:p>85.72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1-02-08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6608" calcext:value-type="float">
            <text:p>85.63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1-01-12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7152" calcext:value-type="float">
            <text:p>85.41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0-12-08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3688" calcext:value-type="float">
            <text:p>85.13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0-11-01 1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3248" calcext:value-type="float">
            <text:p>85.42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0-10-05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928" calcext:value-type="float">
            <text:p>85.6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0-09-02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7048" calcext:value-type="float">
            <text:p>85.34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0-08-02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2664" calcext:value-type="float">
            <text:p>85.3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0-07-07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6192" calcext:value-type="float">
            <text:p>85.35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0-06-01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0304" calcext:value-type="float">
            <text:p>85.4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0-05-03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0304" calcext:value-type="float">
            <text:p>85.4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0-04-27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5272" calcext:value-type="float">
            <text:p>85.61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0-03-03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0-02-04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89008" calcext:value-type="float">
            <text:p>85.78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10-01-04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0304" calcext:value-type="float">
            <text:p>85.4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9-12-01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7592" calcext:value-type="float">
            <text:p>85.1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9-11-02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4728" calcext:value-type="float">
            <text:p>85.83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9-10-02 14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7296" calcext:value-type="float">
            <text:p>85.8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9-09-09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2536" calcext:value-type="float">
            <text:p>85.8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9-08-04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9592" calcext:value-type="float">
            <text:p>85.8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9-07-08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976" calcext:value-type="float">
            <text:p>85.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9-06-09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6" calcext:value-type="float">
            <text:p>86.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9-05-05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0448" calcext:value-type="float">
            <text:p>85.88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9-04-14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456" calcext:value-type="float">
            <text:p>86.0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9-03-03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1032" calcext:value-type="float">
            <text:p>85.9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9-02-03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44456" calcext:value-type="float">
            <text:p>85.94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9-01-06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8-12-09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2848" calcext:value-type="float">
            <text:p>86.0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8-11-05 20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744" calcext:value-type="float">
            <text:p>86.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8-09-30 21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5456" calcext:value-type="float">
            <text:p>86.3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8-09-10 21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4912" calcext:value-type="float">
            <text:p>86.5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8-08-04 2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22" calcext:value-type="float">
            <text:p>86.1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8-07-09 21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8736" calcext:value-type="float">
            <text:p>85.89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8-06-03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41408" calcext:value-type="float">
            <text:p>85.9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8-04-23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4936" calcext:value-type="float">
            <text:p>85.9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8-03-11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4936" calcext:value-type="float">
            <text:p>85.9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8-02-05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41408" calcext:value-type="float">
            <text:p>85.9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8-01-08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264" calcext:value-type="float">
            <text:p>85.8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7-12-05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35312" calcext:value-type="float">
            <text:p>85.93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7-11-06 21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9216" calcext:value-type="float">
            <text:p>85.92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7-10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172" calcext:value-type="float">
            <text:p>86.1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7-09-04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2576" calcext:value-type="float">
            <text:p>86.1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7-08-06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1032" calcext:value-type="float">
            <text:p>85.9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7-07-02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644" calcext:value-type="float">
            <text:p>85.8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7-06-11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6712" calcext:value-type="float">
            <text:p>85.70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7-05-09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4376" calcext:value-type="float">
            <text:p>85.30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7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2664" calcext:value-type="float">
            <text:p>85.3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7-03-07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2704" calcext:value-type="float">
            <text:p>85.6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7-02-05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3936" calcext:value-type="float">
            <text:p>85.5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7-01-04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0472" calcext:value-type="float">
            <text:p>85.31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6-12-05 1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4168" calcext:value-type="float">
            <text:p>85.16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6-11-15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6024" calcext:value-type="float">
            <text:p>85.5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6-10-04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82912" calcext:value-type="float">
            <text:p>85.78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6-09-06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7672" calcext:value-type="float">
            <text:p>85.76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6-08-01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0576" calcext:value-type="float">
            <text:p>85.38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6-07-13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5712" calcext:value-type="float">
            <text:p>85.3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6-06-01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3248" calcext:value-type="float">
            <text:p>85.42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6-05-02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4312" calcext:value-type="float">
            <text:p>85.5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6-04-20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4896" calcext:value-type="float">
            <text:p>85.65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6-03-02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7464" calcext:value-type="float">
            <text:p>85.62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6-02-09 2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6-01-05 21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448" calcext:value-type="float">
            <text:p>85.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5-12-06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6776" calcext:value-type="float">
            <text:p>85.45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5-11-07 2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5648" calcext:value-type="float">
            <text:p>85.57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5-10-05 2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9656" calcext:value-type="float">
            <text:p>85.63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5-09-14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3016" calcext:value-type="float">
            <text:p>85.8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5-08-03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592" calcext:value-type="float">
            <text:p>85.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5-07-12 2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7464" calcext:value-type="float">
            <text:p>85.62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5-06-02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12808" calcext:value-type="float">
            <text:p>85.71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5-05-03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7776" calcext:value-type="float">
            <text:p>85.8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5-04-13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1952" calcext:value-type="float">
            <text:p>85.72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5-03-10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7672" calcext:value-type="float">
            <text:p>85.76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5-02-03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024" calcext:value-type="float">
            <text:p>85.7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5-01-03 21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18904" calcext:value-type="float">
            <text:p>85.71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4-12-01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168" calcext:value-type="float">
            <text:p>85.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4-11-04 2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312" calcext:value-type="float">
            <text:p>85.9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4-10-13 21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9696" calcext:value-type="float">
            <text:p>85.9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4-09-07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3328" calcext:value-type="float">
            <text:p>86.0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4-08-09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9592" calcext:value-type="float">
            <text:p>85.8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4-07-06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312" calcext:value-type="float">
            <text:p>85.9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4-06-01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9696" calcext:value-type="float">
            <text:p>85.9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4-05-04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1576" calcext:value-type="float">
            <text:p>85.76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4-04-06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4688" calcext:value-type="float">
            <text:p>85.5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4-03-02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64" calcext:value-type="float">
            <text:p>85.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4-02-04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4208" calcext:value-type="float">
            <text:p>85.48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4-01-09 21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3-12-03 2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116" calcext:value-type="float">
            <text:p>85.4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3-11-10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4312" calcext:value-type="float">
            <text:p>85.5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3-10-02 21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0784" calcext:value-type="float">
            <text:p>85.5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3-09-02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5376" calcext:value-type="float">
            <text:p>85.68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3-08-08 0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2016" calcext:value-type="float">
            <text:p>85.4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3-07-28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1056" calcext:value-type="float">
            <text:p>85.41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3-06-02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876" calcext:value-type="float">
            <text:p>85.3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3-05-06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3208" calcext:value-type="float">
            <text:p>85.10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3-04-02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54" calcext:value-type="float">
            <text:p>85.1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3-03-04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064" calcext:value-type="float">
            <text:p>85.1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3-02-03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2352" calcext:value-type="float">
            <text:p>85.11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3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0056" calcext:value-type="float">
            <text:p>85.0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2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588" calcext:value-type="float">
            <text:p>85.1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2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9616" calcext:value-type="float">
            <text:p>85.31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2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2768" calcext:value-type="float">
            <text:p>85.39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2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3144" calcext:value-type="float">
            <text:p>85.35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2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2664" calcext:value-type="float">
            <text:p>85.3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2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7592" calcext:value-type="float">
            <text:p>85.1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2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964" calcext:value-type="float">
            <text:p>84.7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2-05-13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0496" calcext:value-type="float">
            <text:p>84.7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2-04-01 2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4672" calcext:value-type="float">
            <text:p>84.62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2-02-12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0896" calcext:value-type="float">
            <text:p>84.1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2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484" calcext:value-type="float">
            <text:p>84.4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1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1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58" calcext:value-type="float">
            <text:p>84.5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1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8576" calcext:value-type="float">
            <text:p>84.61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1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9056" calcext:value-type="float">
            <text:p>84.6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1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5488" calcext:value-type="float">
            <text:p>84.29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1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4568" calcext:value-type="float">
            <text:p>84.55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1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292" calcext:value-type="float">
            <text:p>84.3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1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384" calcext:value-type="float">
            <text:p>84.0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1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9184" calcext:value-type="float">
            <text:p>84.14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1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9664" calcext:value-type="float">
            <text:p>84.1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1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5552" calcext:value-type="float">
            <text:p>84.04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1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2192" calcext:value-type="float">
            <text:p>83.8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0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8832" calcext:value-type="float">
            <text:p>83.61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0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4072" calcext:value-type="float">
            <text:p>83.6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0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4696" calcext:value-type="float">
            <text:p>84.05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0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5344" calcext:value-type="float">
            <text:p>83.9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0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6576" calcext:value-type="float">
            <text:p>83.85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0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4072" calcext:value-type="float">
            <text:p>83.6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0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8144" calcext:value-type="float">
            <text:p>83.4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0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6544" calcext:value-type="float">
            <text:p>82.0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0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3536" calcext:value-type="float">
            <text:p>82.3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0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6912" calcext:value-type="float">
            <text:p>83.4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0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8688" calcext:value-type="float">
            <text:p>83.22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2000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0256" calcext:value-type="float">
            <text:p>82.82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9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4832" calcext:value-type="float">
            <text:p>82.0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9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3096" calcext:value-type="float">
            <text:p>82.68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9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3136" calcext:value-type="float">
            <text:p>83.0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9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7512" calcext:value-type="float">
            <text:p>82.8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9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04432" calcext:value-type="float">
            <text:p>82.70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9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0032" calcext:value-type="float">
            <text:p>81.7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9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828" calcext:value-type="float">
            <text:p>81.4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9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968" calcext:value-type="float">
            <text:p>81.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9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3448" calcext:value-type="float">
            <text:p>83.21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9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8016" calcext:value-type="float">
            <text:p>83.94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9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76" calcext:value-type="float">
            <text:p>83.6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9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4408" calcext:value-type="float">
            <text:p>83.2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8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132" calcext:value-type="float">
            <text:p>82.95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8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1528" calcext:value-type="float">
            <text:p>83.09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8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896" calcext:value-type="float">
            <text:p>83.1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8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9232" calcext:value-type="float">
            <text:p>83.00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8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1032" calcext:value-type="float">
            <text:p>82.1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8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736" calcext:value-type="float">
            <text:p>81.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8-06-02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6368" calcext:value-type="float">
            <text:p>83.7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8-05-26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9144" calcext:value-type="float">
            <text:p>83.8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8-04-08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6344" calcext:value-type="float">
            <text:p>84.2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8-03-12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3776" calcext:value-type="float">
            <text:p>84.3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8-02-24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7096" calcext:value-type="float">
            <text:p>84.2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8-01-22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9624" calcext:value-type="float">
            <text:p>83.85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7-12-0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0672" calcext:value-type="float">
            <text:p>83.10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7-11-18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66" calcext:value-type="float">
            <text:p>83.2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7-10-16 21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0272" calcext:value-type="float">
            <text:p>83.71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7-09-15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6576" calcext:value-type="float">
            <text:p>83.85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7-08-27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1336" calcext:value-type="float">
            <text:p>83.8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7-07-14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2088" calcext:value-type="float">
            <text:p>83.76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7-06-18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6888" calcext:value-type="float">
            <text:p>84.06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7-05-12 2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2024" calcext:value-type="float">
            <text:p>84.0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7-04-29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3736" calcext:value-type="float">
            <text:p>83.99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7-03-12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0664" calcext:value-type="float">
            <text:p>84.56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7-02-20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9808" calcext:value-type="float">
            <text:p>84.56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7-01-09 20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4216" calcext:value-type="float">
            <text:p>84.0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6-12-19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1504" calcext:value-type="float">
            <text:p>83.66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6-12-04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5968" calcext:value-type="float">
            <text:p>84.3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6-10-15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7888" calcext:value-type="float">
            <text:p>84.44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6-09-23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6928" calcext:value-type="float">
            <text:p>84.38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6-08-27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3376" calcext:value-type="float">
            <text:p>84.9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6-07-17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0288" calcext:value-type="float">
            <text:p>84.60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6-06-1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6112" calcext:value-type="float">
            <text:p>84.7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6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2648" calcext:value-type="float">
            <text:p>84.4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6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6072" calcext:value-type="float">
            <text:p>84.39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6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6968" calcext:value-type="float">
            <text:p>84.70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6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8096" calcext:value-type="float">
            <text:p>84.58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6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7744" calcext:value-type="float">
            <text:p>84.05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5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2568" calcext:value-type="float">
            <text:p>83.79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5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336" calcext:value-type="float">
            <text:p>84.0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5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1856" calcext:value-type="float">
            <text:p>84.1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5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7576" calcext:value-type="float">
            <text:p>84.2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5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2712" calcext:value-type="float">
            <text:p>84.18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5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3256" calcext:value-type="float">
            <text:p>83.96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5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6256" calcext:value-type="float">
            <text:p>85.10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5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78" calcext:value-type="float">
            <text:p>85.2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5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7968" calcext:value-type="float">
            <text:p>85.0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5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7216" calcext:value-type="float">
            <text:p>85.16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5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016" calcext:value-type="float">
            <text:p>85.1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4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252" calcext:value-type="float">
            <text:p>84.9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4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252" calcext:value-type="float">
            <text:p>84.9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4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588" calcext:value-type="float">
            <text:p>85.1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4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0096" calcext:value-type="float">
            <text:p>85.35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4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3416" calcext:value-type="float">
            <text:p>85.2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4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968" calcext:value-type="float">
            <text:p>85.0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4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872" calcext:value-type="float">
            <text:p>85.0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4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728" calcext:value-type="float">
            <text:p>84.9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4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2" calcext:value-type="float">
            <text:p>84.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4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9432" calcext:value-type="float">
            <text:p>84.60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4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5696" calcext:value-type="float">
            <text:p>84.43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4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624" calcext:value-type="float">
            <text:p>84.2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3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3632" calcext:value-type="float">
            <text:p>83.92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3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0856" calcext:value-type="float">
            <text:p>83.8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3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1336" calcext:value-type="float">
            <text:p>83.8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3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3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3256" calcext:value-type="float">
            <text:p>83.96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3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3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3168" calcext:value-type="float">
            <text:p>84.7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3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0976" calcext:value-type="float">
            <text:p>84.7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3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9744" calcext:value-type="float">
            <text:p>84.8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3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536" calcext:value-type="float">
            <text:p>84.7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3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2312" calcext:value-type="float">
            <text:p>84.79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3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6488" calcext:value-type="float">
            <text:p>84.67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2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6136" calcext:value-type="float">
            <text:p>84.14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2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4256" calcext:value-type="float">
            <text:p>84.3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2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392" calcext:value-type="float">
            <text:p>84.7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2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4296" calcext:value-type="float">
            <text:p>84.66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2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4088" calcext:value-type="float">
            <text:p>84.52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2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2648" calcext:value-type="float">
            <text:p>84.4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2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0936" calcext:value-type="float">
            <text:p>84.45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2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7888" calcext:value-type="float">
            <text:p>84.44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2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7784" calcext:value-type="float">
            <text:p>84.3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2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7472" calcext:value-type="float">
            <text:p>84.16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2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1856" calcext:value-type="float">
            <text:p>84.1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2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8328" calcext:value-type="float">
            <text:p>84.15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2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9896" calcext:value-type="float">
            <text:p>83.74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1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7456" calcext:value-type="float">
            <text:p>83.2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1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568" calcext:value-type="float">
            <text:p>83.5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1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3488" calcext:value-type="float">
            <text:p>83.53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1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236" calcext:value-type="float">
            <text:p>83.6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1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428" calcext:value-type="float">
            <text:p>83.7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1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8872" calcext:value-type="float">
            <text:p>83.93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1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4216" calcext:value-type="float">
            <text:p>84.0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1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7368" calcext:value-type="float">
            <text:p>84.09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1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052" calcext:value-type="float">
            <text:p>84.1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1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048" calcext:value-type="float">
            <text:p>83.8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1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476" calcext:value-type="float">
            <text:p>83.8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1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5136" calcext:value-type="float">
            <text:p>83.7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1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3488" calcext:value-type="float">
            <text:p>83.53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1632" calcext:value-type="float">
            <text:p>83.16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4848" calcext:value-type="float">
            <text:p>82.9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1696" calcext:value-type="float">
            <text:p>82.91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608" calcext:value-type="float">
            <text:p>82.9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4744" calcext:value-type="float">
            <text:p>82.91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084" calcext:value-type="float">
            <text:p>82.9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4368" calcext:value-type="float">
            <text:p>82.95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6184" calcext:value-type="float">
            <text:p>83.00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08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0568" calcext:value-type="float">
            <text:p>83.0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0568" calcext:value-type="float">
            <text:p>83.0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228" calcext:value-type="float">
            <text:p>83.01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704" calcext:value-type="float">
            <text:p>82.9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07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5328" calcext:value-type="float">
            <text:p>83.01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07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9712" calcext:value-type="float">
            <text:p>83.0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4952" calcext:value-type="float">
            <text:p>83.05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07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9336" calcext:value-type="float">
            <text:p>83.07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07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7624" calcext:value-type="float">
            <text:p>83.09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342" calcext:value-type="float">
            <text:p>83.1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1632" calcext:value-type="float">
            <text:p>83.16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06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7728" calcext:value-type="float">
            <text:p>83.1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992" calcext:value-type="float">
            <text:p>83.1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8208" calcext:value-type="float">
            <text:p>83.19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9544" calcext:value-type="float">
            <text:p>83.21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1256" calcext:value-type="float">
            <text:p>83.2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9544" calcext:value-type="float">
            <text:p>83.21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088" calcext:value-type="float">
            <text:p>83.2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5264" calcext:value-type="float">
            <text:p>83.2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0504" calcext:value-type="float">
            <text:p>83.2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184" calcext:value-type="float">
            <text:p>83.3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8416" calcext:value-type="float">
            <text:p>83.3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1944" calcext:value-type="float">
            <text:p>83.3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5096" calcext:value-type="float">
            <text:p>83.4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1672" calcext:value-type="float">
            <text:p>83.48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7392" calcext:value-type="float">
            <text:p>83.5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7872" calcext:value-type="float">
            <text:p>83.55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03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616" calcext:value-type="float">
            <text:p>83.5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03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4448" calcext:value-type="float">
            <text:p>83.59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03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3112" calcext:value-type="float">
            <text:p>83.57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03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0064" calcext:value-type="float">
            <text:p>83.57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03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1296" calcext:value-type="float">
            <text:p>83.52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03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4344" calcext:value-type="float">
            <text:p>83.5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02-2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472" calcext:value-type="float">
            <text:p>83.4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02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424" calcext:value-type="float">
            <text:p>83.4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9" calcext:value-type="float">
            <text:p>83.4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9376" calcext:value-type="float">
            <text:p>83.3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0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4992" calcext:value-type="float">
            <text:p>83.3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0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0608" calcext:value-type="float">
            <text:p>83.3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0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0984" calcext:value-type="float">
            <text:p>83.3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01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9648" calcext:value-type="float">
            <text:p>83.2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01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6976" calcext:value-type="float">
            <text:p>83.24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01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3448" calcext:value-type="float">
            <text:p>83.21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0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1632" calcext:value-type="float">
            <text:p>83.16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0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28104" calcext:value-type="float">
            <text:p>83.12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90-01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848" calcext:value-type="float">
            <text:p>83.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12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0568" calcext:value-type="float">
            <text:p>83.0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12-2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3512" calcext:value-type="float">
            <text:p>82.96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3408" calcext:value-type="float">
            <text:p>82.89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1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78168" calcext:value-type="float">
            <text:p>82.87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1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3784" calcext:value-type="float">
            <text:p>82.85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1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32448" calcext:value-type="float">
            <text:p>82.83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11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1416" calcext:value-type="float">
            <text:p>82.8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11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3304" calcext:value-type="float">
            <text:p>82.82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11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3304" calcext:value-type="float">
            <text:p>82.82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1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3304" calcext:value-type="float">
            <text:p>82.82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1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3304" calcext:value-type="float">
            <text:p>82.82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11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35496" calcext:value-type="float">
            <text:p>82.83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10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4464" calcext:value-type="float">
            <text:p>82.8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10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35496" calcext:value-type="float">
            <text:p>82.83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3784" calcext:value-type="float">
            <text:p>82.85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5976" calcext:value-type="float">
            <text:p>82.8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10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2928" calcext:value-type="float">
            <text:p>82.86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5976" calcext:value-type="float">
            <text:p>82.8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6832" calcext:value-type="float">
            <text:p>82.8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94" calcext:value-type="float">
            <text:p>82.8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1416" calcext:value-type="float">
            <text:p>82.8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0256" calcext:value-type="float">
            <text:p>82.82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94" calcext:value-type="float">
            <text:p>82.8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4464" calcext:value-type="float">
            <text:p>82.8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3032" calcext:value-type="float">
            <text:p>82.93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752" calcext:value-type="float">
            <text:p>83.0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5912" calcext:value-type="float">
            <text:p>83.11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08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2592" calcext:value-type="float">
            <text:p>83.2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08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3072" calcext:value-type="float">
            <text:p>83.25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2592" calcext:value-type="float">
            <text:p>83.2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1256" calcext:value-type="float">
            <text:p>83.2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6016" calcext:value-type="float">
            <text:p>83.1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07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2112" calcext:value-type="float">
            <text:p>83.1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07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2112" calcext:value-type="float">
            <text:p>83.1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3344" calcext:value-type="float">
            <text:p>83.14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07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6768" calcext:value-type="float">
            <text:p>83.10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07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8856" calcext:value-type="float">
            <text:p>83.0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7896" calcext:value-type="float">
            <text:p>82.9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2176" calcext:value-type="float">
            <text:p>82.94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06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0736" calcext:value-type="float">
            <text:p>82.85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7512" calcext:value-type="float">
            <text:p>82.8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2552" calcext:value-type="float">
            <text:p>82.90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084" calcext:value-type="float">
            <text:p>82.9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5976" calcext:value-type="float">
            <text:p>82.8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5976" calcext:value-type="float">
            <text:p>82.8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78168" calcext:value-type="float">
            <text:p>82.87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084" calcext:value-type="float">
            <text:p>82.9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132" calcext:value-type="float">
            <text:p>82.95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4848" calcext:value-type="float">
            <text:p>82.9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18" calcext:value-type="float">
            <text:p>82.9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228" calcext:value-type="float">
            <text:p>83.01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4472" calcext:value-type="float">
            <text:p>83.0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6664" calcext:value-type="float">
            <text:p>83.0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8856" calcext:value-type="float">
            <text:p>83.0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4576" calcext:value-type="float">
            <text:p>83.09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3824" calcext:value-type="float">
            <text:p>83.1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1256" calcext:value-type="float">
            <text:p>83.2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516" calcext:value-type="float">
            <text:p>83.1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8584" calcext:value-type="float">
            <text:p>83.15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31152" calcext:value-type="float">
            <text:p>83.13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372" calcext:value-type="float">
            <text:p>83.10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848" calcext:value-type="float">
            <text:p>83.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9336" calcext:value-type="float">
            <text:p>83.07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8856" calcext:value-type="float">
            <text:p>83.0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9504" calcext:value-type="float">
            <text:p>82.89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38544" calcext:value-type="float">
            <text:p>82.83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9-01-27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17208" calcext:value-type="float">
            <text:p>82.81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12-2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1448" calcext:value-type="float">
            <text:p>82.45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12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0968" calcext:value-type="float">
            <text:p>82.42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12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6208" calcext:value-type="float">
            <text:p>82.43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1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316" calcext:value-type="float">
            <text:p>82.4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1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6584" calcext:value-type="float">
            <text:p>82.39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1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22" calcext:value-type="float">
            <text:p>82.3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11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696" calcext:value-type="float">
            <text:p>82.3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11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3432" calcext:value-type="float">
            <text:p>82.3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11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4768" calcext:value-type="float">
            <text:p>82.34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11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172" calcext:value-type="float">
            <text:p>82.3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11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3432" calcext:value-type="float">
            <text:p>82.3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11-0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2952" calcext:value-type="float">
            <text:p>82.2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11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9528" calcext:value-type="float">
            <text:p>82.32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10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172" calcext:value-type="float">
            <text:p>82.3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10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9152" calcext:value-type="float">
            <text:p>82.36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9632" calcext:value-type="float">
            <text:p>82.39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792" calcext:value-type="float">
            <text:p>82.4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10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792" calcext:value-type="float">
            <text:p>82.4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9632" calcext:value-type="float">
            <text:p>82.39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9152" calcext:value-type="float">
            <text:p>82.36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3912" calcext:value-type="float">
            <text:p>82.3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696" calcext:value-type="float">
            <text:p>82.3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9152" calcext:value-type="float">
            <text:p>82.36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9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4392" calcext:value-type="float">
            <text:p>82.38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9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9256" calcext:value-type="float">
            <text:p>82.4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8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4976" calcext:value-type="float">
            <text:p>82.48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8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12992" calcext:value-type="float">
            <text:p>82.61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6176" calcext:value-type="float">
            <text:p>82.6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8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28232" calcext:value-type="float">
            <text:p>82.62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8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9944" calcext:value-type="float">
            <text:p>82.60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9464" calcext:value-type="float">
            <text:p>82.57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8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5936" calcext:value-type="float">
            <text:p>82.54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7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1552" calcext:value-type="float">
            <text:p>82.52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7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7168" calcext:value-type="float">
            <text:p>82.49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7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9256" calcext:value-type="float">
            <text:p>82.4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0488" calcext:value-type="float">
            <text:p>82.39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7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8296" calcext:value-type="float">
            <text:p>82.37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7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6584" calcext:value-type="float">
            <text:p>82.39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8776" calcext:value-type="float">
            <text:p>82.4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6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1824" calcext:value-type="float">
            <text:p>82.41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6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5728" calcext:value-type="float">
            <text:p>82.40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5248" calcext:value-type="float">
            <text:p>82.37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3432" calcext:value-type="float">
            <text:p>82.3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2472" calcext:value-type="float">
            <text:p>82.26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5896" calcext:value-type="float">
            <text:p>82.22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0552" calcext:value-type="float">
            <text:p>82.1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8632" calcext:value-type="float">
            <text:p>82.01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452" calcext:value-type="float">
            <text:p>81.8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9072" calcext:value-type="float">
            <text:p>81.7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4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1056" calcext:value-type="float">
            <text:p>81.6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972" calcext:value-type="float">
            <text:p>81.5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1432" calcext:value-type="float">
            <text:p>81.5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3728" calcext:value-type="float">
            <text:p>81.6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832" calcext:value-type="float">
            <text:p>81.8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0448" calcext:value-type="float">
            <text:p>82.07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3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9048" calcext:value-type="float">
            <text:p>82.2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3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4872" calcext:value-type="float">
            <text:p>82.4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3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9632" calcext:value-type="float">
            <text:p>82.39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3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696" calcext:value-type="float">
            <text:p>82.3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3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5144" calcext:value-type="float">
            <text:p>82.3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3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552" calcext:value-type="float">
            <text:p>82.2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2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456" calcext:value-type="float">
            <text:p>82.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2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5884" calcext:value-type="float">
            <text:p>82.1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2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1784" calcext:value-type="float">
            <text:p>82.09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8152" calcext:value-type="float">
            <text:p>81.98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9384" calcext:value-type="float">
            <text:p>81.93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2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5752" calcext:value-type="float">
            <text:p>81.83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1-3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688" calcext:value-type="float">
            <text:p>81.7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1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1912" calcext:value-type="float">
            <text:p>81.5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8656" calcext:value-type="float">
            <text:p>81.4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45024" calcext:value-type="float">
            <text:p>81.3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92" calcext:value-type="float">
            <text:p>81.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8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9472" calcext:value-type="float">
            <text:p>81.1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2792" calcext:value-type="float">
            <text:p>81.0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0916" calcext:value-type="float">
            <text:p>80.9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6488" calcext:value-type="float">
            <text:p>80.8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18304" calcext:value-type="float">
            <text:p>80.9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7552" calcext:value-type="float">
            <text:p>80.9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3" calcext:value-type="float">
            <text:p>81.1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064" calcext:value-type="float">
            <text:p>81.3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8176" calcext:value-type="float">
            <text:p>81.4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9136" calcext:value-type="float">
            <text:p>81.4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352" calcext:value-type="float">
            <text:p>81.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0096" calcext:value-type="float">
            <text:p>81.5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0576" calcext:value-type="float">
            <text:p>81.5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5336" calcext:value-type="float">
            <text:p>81.5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2768" calcext:value-type="float">
            <text:p>81.5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6296" calcext:value-type="float">
            <text:p>81.6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3936" calcext:value-type="float">
            <text:p>81.7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7568" calcext:value-type="float">
            <text:p>81.88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44896" calcext:value-type="float">
            <text:p>81.8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0032" calcext:value-type="float">
            <text:p>81.7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876" calcext:value-type="float">
            <text:p>81.5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24272" calcext:value-type="float">
            <text:p>81.4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3416" calcext:value-type="float">
            <text:p>81.4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6464" calcext:value-type="float">
            <text:p>81.4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9992" calcext:value-type="float">
            <text:p>81.4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7424" calcext:value-type="float">
            <text:p>81.4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1808" calcext:value-type="float">
            <text:p>81.52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3248" calcext:value-type="float">
            <text:p>81.6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9552" calcext:value-type="float">
            <text:p>81.75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0512" calcext:value-type="float">
            <text:p>81.82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0032" calcext:value-type="float">
            <text:p>81.7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3456" calcext:value-type="float">
            <text:p>81.7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212" calcext:value-type="float">
            <text:p>81.7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4416" calcext:value-type="float">
            <text:p>81.81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1744" calcext:value-type="float">
            <text:p>81.77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9072" calcext:value-type="float">
            <text:p>81.7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68" calcext:value-type="float">
            <text:p>81.6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4104" calcext:value-type="float">
            <text:p>81.6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448" calcext:value-type="float">
            <text:p>81.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876" calcext:value-type="float">
            <text:p>81.5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256" calcext:value-type="float">
            <text:p>81.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3688" calcext:value-type="float">
            <text:p>81.3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872" calcext:value-type="float">
            <text:p>81.1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5088" calcext:value-type="float">
            <text:p>81.09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2312" calcext:value-type="float">
            <text:p>80.9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7868" calcext:value-type="float">
            <text:p>80.8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104" calcext:value-type="float">
            <text:p>80.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5968" calcext:value-type="float">
            <text:p>80.5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432" calcext:value-type="float">
            <text:p>80.2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3152" calcext:value-type="float">
            <text:p>80.0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00856" calcext:value-type="float">
            <text:p>80.0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2192" calcext:value-type="float">
            <text:p>80.0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7096" calcext:value-type="float">
            <text:p>80.3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11624" calcext:value-type="float">
            <text:p>80.8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28616" calcext:value-type="float">
            <text:p>81.1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75504" calcext:value-type="float">
            <text:p>81.3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3896" calcext:value-type="float">
            <text:p>81.4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9136" calcext:value-type="float">
            <text:p>81.4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5608" calcext:value-type="float">
            <text:p>81.4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0264" calcext:value-type="float">
            <text:p>81.3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65776" calcext:value-type="float">
            <text:p>81.2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0912" calcext:value-type="float">
            <text:p>81.2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3" calcext:value-type="float">
            <text:p>81.1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4984" calcext:value-type="float">
            <text:p>81.0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44" calcext:value-type="float">
            <text:p>80.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84192" calcext:value-type="float">
            <text:p>80.7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436" calcext:value-type="float">
            <text:p>80.6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3192" calcext:value-type="float">
            <text:p>80.4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7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05656" calcext:value-type="float">
            <text:p>80.3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3976" calcext:value-type="float">
            <text:p>78.2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7192" calcext:value-type="float">
            <text:p>78.1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8088" calcext:value-type="float">
            <text:p>78.4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4536" calcext:value-type="float">
            <text:p>78.9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6432" calcext:value-type="float">
            <text:p>79.6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14216" calcext:value-type="float">
            <text:p>80.2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1688" calcext:value-type="float">
            <text:p>80.5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4152" calcext:value-type="float">
            <text:p>80.7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14672" calcext:value-type="float">
            <text:p>80.8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3296" calcext:value-type="float">
            <text:p>80.8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3296" calcext:value-type="float">
            <text:p>80.8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05528" calcext:value-type="float">
            <text:p>80.8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26864" calcext:value-type="float">
            <text:p>80.8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6592" calcext:value-type="float">
            <text:p>80.9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0224" calcext:value-type="float">
            <text:p>81.0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25568" calcext:value-type="float">
            <text:p>81.1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4816" calcext:value-type="float">
            <text:p>81.2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65776" calcext:value-type="float">
            <text:p>81.2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54" calcext:value-type="float">
            <text:p>81.3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636" calcext:value-type="float">
            <text:p>81.3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6464" calcext:value-type="float">
            <text:p>81.4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6192" calcext:value-type="float">
            <text:p>81.5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8216" calcext:value-type="float">
            <text:p>81.7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2224" calcext:value-type="float">
            <text:p>81.80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356" calcext:value-type="float">
            <text:p>81.8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6608" calcext:value-type="float">
            <text:p>81.8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356" calcext:value-type="float">
            <text:p>81.8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9176" calcext:value-type="float">
            <text:p>81.7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308" calcext:value-type="float">
            <text:p>81.7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784" calcext:value-type="float">
            <text:p>81.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736" calcext:value-type="float">
            <text:p>81.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7256" calcext:value-type="float">
            <text:p>81.6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6672" calcext:value-type="float">
            <text:p>81.5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1328" calcext:value-type="float">
            <text:p>81.4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9032" calcext:value-type="float">
            <text:p>81.4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3208" calcext:value-type="float">
            <text:p>81.2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4336" calcext:value-type="float">
            <text:p>81.1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7928" calcext:value-type="float">
            <text:p>80.9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29328" calcext:value-type="float">
            <text:p>80.7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5384" calcext:value-type="float">
            <text:p>80.4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92296" calcext:value-type="float">
            <text:p>80.0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9584" calcext:value-type="float">
            <text:p>79.7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848" calcext:value-type="float">
            <text:p>79.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4704" calcext:value-type="float">
            <text:p>78.7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6272" calcext:value-type="float">
            <text:p>78.3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1744" calcext:value-type="float">
            <text:p>77.9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7464" calcext:value-type="float">
            <text:p>78.0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456" calcext:value-type="float">
            <text:p>78.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036" calcext:value-type="float">
            <text:p>79.0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3632" calcext:value-type="float">
            <text:p>80.1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8032" calcext:value-type="float">
            <text:p>81.0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3936" calcext:value-type="float">
            <text:p>81.7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52744" calcext:value-type="float">
            <text:p>82.1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5896" calcext:value-type="float">
            <text:p>82.22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5884" calcext:value-type="float">
            <text:p>82.1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6168" calcext:value-type="float">
            <text:p>82.11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9112" calcext:value-type="float">
            <text:p>82.04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5584" calcext:value-type="float">
            <text:p>82.01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8152" calcext:value-type="float">
            <text:p>81.98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8424" calcext:value-type="float">
            <text:p>81.87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9512" calcext:value-type="float">
            <text:p>81.4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112" calcext:value-type="float">
            <text:p>81.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6632" calcext:value-type="float">
            <text:p>81.2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2252" calcext:value-type="float">
            <text:p>81.1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7928" calcext:value-type="float">
            <text:p>80.9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5048" calcext:value-type="float">
            <text:p>80.7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43984" calcext:value-type="float">
            <text:p>80.6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12-08 1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8264" calcext:value-type="float">
            <text:p>80.5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96" calcext:value-type="float">
            <text:p>80.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31792" calcext:value-type="float">
            <text:p>80.6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11-23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25696" calcext:value-type="float">
            <text:p>80.6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4336" calcext:value-type="float">
            <text:p>81.1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0536" calcext:value-type="float">
            <text:p>81.2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968" calcext:value-type="float">
            <text:p>81.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2352" calcext:value-type="float">
            <text:p>81.3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968" calcext:value-type="float">
            <text:p>81.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444" calcext:value-type="float">
            <text:p>81.2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6632" calcext:value-type="float">
            <text:p>81.2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6632" calcext:value-type="float">
            <text:p>81.2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6632" calcext:value-type="float">
            <text:p>81.2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4544" calcext:value-type="float">
            <text:p>81.3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112" calcext:value-type="float">
            <text:p>81.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0744" calcext:value-type="float">
            <text:p>81.3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9512" calcext:value-type="float">
            <text:p>81.4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828" calcext:value-type="float">
            <text:p>81.4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4856" calcext:value-type="float">
            <text:p>81.5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924" calcext:value-type="float">
            <text:p>81.5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9344" calcext:value-type="float">
            <text:p>81.6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3832" calcext:value-type="float">
            <text:p>81.7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9656" calcext:value-type="float">
            <text:p>81.8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264" calcext:value-type="float">
            <text:p>82.0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07024" calcext:value-type="float">
            <text:p>82.1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788" calcext:value-type="float">
            <text:p>82.09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216" calcext:value-type="float">
            <text:p>82.0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4248" calcext:value-type="float">
            <text:p>81.9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2432" calcext:value-type="float">
            <text:p>81.9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3184" calcext:value-type="float">
            <text:p>81.8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4792" calcext:value-type="float">
            <text:p>81.77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2872" calcext:value-type="float">
            <text:p>81.6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5712" calcext:value-type="float">
            <text:p>81.5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41976" calcext:value-type="float">
            <text:p>81.3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6528" calcext:value-type="float">
            <text:p>81.1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3648" calcext:value-type="float">
            <text:p>81.0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11624" calcext:value-type="float">
            <text:p>80.8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6928" calcext:value-type="float">
            <text:p>80.5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052" calcext:value-type="float">
            <text:p>80.3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62" calcext:value-type="float">
            <text:p>80.0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0648" calcext:value-type="float">
            <text:p>79.8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664" calcext:value-type="float">
            <text:p>79.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3256" calcext:value-type="float">
            <text:p>80.1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488" calcext:value-type="float">
            <text:p>80.9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8488" calcext:value-type="float">
            <text:p>81.6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976" calcext:value-type="float">
            <text:p>81.8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6816" calcext:value-type="float">
            <text:p>81.96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4624" calcext:value-type="float">
            <text:p>81.9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5376" calcext:value-type="float">
            <text:p>81.8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3936" calcext:value-type="float">
            <text:p>81.7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3832" calcext:value-type="float">
            <text:p>81.7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9344" calcext:value-type="float">
            <text:p>81.6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0096" calcext:value-type="float">
            <text:p>81.5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21224" calcext:value-type="float">
            <text:p>81.4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6256" calcext:value-type="float">
            <text:p>81.2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0432" calcext:value-type="float">
            <text:p>81.1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5928" calcext:value-type="float">
            <text:p>80.1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9728" calcext:value-type="float">
            <text:p>80.1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136" calcext:value-type="float">
            <text:p>79.4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8584" calcext:value-type="float">
            <text:p>79.3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5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2928" calcext:value-type="float">
            <text:p>79.0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744" calcext:value-type="float">
            <text:p>78.5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3976" calcext:value-type="float">
            <text:p>78.2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004" calcext:value-type="float">
            <text:p>76.5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1856" calcext:value-type="float">
            <text:p>76.5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0368" calcext:value-type="float">
            <text:p>77.6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98" calcext:value-type="float">
            <text:p>78.4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6456" calcext:value-type="float">
            <text:p>79.0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0232" calcext:value-type="float">
            <text:p>79.5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5032" calcext:value-type="float">
            <text:p>79.8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88664" calcext:value-type="float">
            <text:p>79.9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2192" calcext:value-type="float">
            <text:p>80.0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9476" calcext:value-type="float">
            <text:p>79.9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6472" calcext:value-type="float">
            <text:p>79.9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904" calcext:value-type="float">
            <text:p>79.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9416" calcext:value-type="float">
            <text:p>79.9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332" calcext:value-type="float">
            <text:p>79.9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55136" calcext:value-type="float">
            <text:p>79.9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524" calcext:value-type="float">
            <text:p>80.0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41064" calcext:value-type="float">
            <text:p>80.1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23944" calcext:value-type="float">
            <text:p>80.3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4736" calcext:value-type="float">
            <text:p>80.5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958" calcext:value-type="float">
            <text:p>80.6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23816" calcext:value-type="float">
            <text:p>80.8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7448" calcext:value-type="float">
            <text:p>80.9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6424" calcext:value-type="float">
            <text:p>81.1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4544" calcext:value-type="float">
            <text:p>81.3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4376" calcext:value-type="float">
            <text:p>81.4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6296" calcext:value-type="float">
            <text:p>81.6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2872" calcext:value-type="float">
            <text:p>81.6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0576" calcext:value-type="float">
            <text:p>81.5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6944" calcext:value-type="float">
            <text:p>81.4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41976" calcext:value-type="float">
            <text:p>81.3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9096" calcext:value-type="float">
            <text:p>81.1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00016" calcext:value-type="float">
            <text:p>80.9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9976" calcext:value-type="float">
            <text:p>80.5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2984" calcext:value-type="float">
            <text:p>80.2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2944" calcext:value-type="float">
            <text:p>79.9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9856" calcext:value-type="float">
            <text:p>79.6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7752" calcext:value-type="float">
            <text:p>78.7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6104" calcext:value-type="float">
            <text:p>78.5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9968" calcext:value-type="float">
            <text:p>78.2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9552" calcext:value-type="float">
            <text:p>77.9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7736" calcext:value-type="float">
            <text:p>77.8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3832" calcext:value-type="float">
            <text:p>77.9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452" calcext:value-type="float">
            <text:p>78.0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548" calcext:value-type="float">
            <text:p>78.1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0344" calcext:value-type="float">
            <text:p>78.1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2912" calcext:value-type="float">
            <text:p>78.1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9424" calcext:value-type="float">
            <text:p>78.4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224" calcext:value-type="float">
            <text:p>78.8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4032" calcext:value-type="float">
            <text:p>79.5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37432" calcext:value-type="float">
            <text:p>80.0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6072" calcext:value-type="float">
            <text:p>80.5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84776" calcext:value-type="float">
            <text:p>80.8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5944" calcext:value-type="float">
            <text:p>81.0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38928" calcext:value-type="float">
            <text:p>81.3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9288" calcext:value-type="float">
            <text:p>84.2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0096" calcext:value-type="float">
            <text:p>81.5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448" calcext:value-type="float">
            <text:p>81.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2496" calcext:value-type="float">
            <text:p>81.6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2704" calcext:value-type="float">
            <text:p>81.83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3288" calcext:value-type="float">
            <text:p>81.93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7672" calcext:value-type="float">
            <text:p>81.95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0616" calcext:value-type="float">
            <text:p>81.89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736" calcext:value-type="float">
            <text:p>81.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1704" calcext:value-type="float">
            <text:p>81.4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6632" calcext:value-type="float">
            <text:p>81.2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4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7928" calcext:value-type="float">
            <text:p>80.9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22648" calcext:value-type="float">
            <text:p>80.6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0728" calcext:value-type="float">
            <text:p>80.5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956" calcext:value-type="float">
            <text:p>80.2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1" calcext:value-type="float">
            <text:p>80.3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4464" calcext:value-type="float">
            <text:p>80.6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48784" calcext:value-type="float">
            <text:p>80.9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6736" calcext:value-type="float">
            <text:p>81.3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7464" calcext:value-type="float">
            <text:p>81.8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8528" calcext:value-type="float">
            <text:p>81.94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74" calcext:value-type="float">
            <text:p>82.0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55792" calcext:value-type="float">
            <text:p>82.15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1992" calcext:value-type="float">
            <text:p>82.23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7232" calcext:value-type="float">
            <text:p>82.2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1616" calcext:value-type="float">
            <text:p>82.2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028" calcext:value-type="float">
            <text:p>82.2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0656" calcext:value-type="float">
            <text:p>82.2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3704" calcext:value-type="float">
            <text:p>82.2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456" calcext:value-type="float">
            <text:p>82.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3704" calcext:value-type="float">
            <text:p>82.2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504" calcext:value-type="float">
            <text:p>82.2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0008" calcext:value-type="float">
            <text:p>82.36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7064" calcext:value-type="float">
            <text:p>82.42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0216" calcext:value-type="float">
            <text:p>82.50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22136" calcext:value-type="float">
            <text:p>82.62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41008" calcext:value-type="float">
            <text:p>82.74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78168" calcext:value-type="float">
            <text:p>82.87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704" calcext:value-type="float">
            <text:p>82.9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6664" calcext:value-type="float">
            <text:p>83.0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7624" calcext:value-type="float">
            <text:p>83.09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944" calcext:value-type="float">
            <text:p>83.1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2488" calcext:value-type="float">
            <text:p>83.15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0776" calcext:value-type="float">
            <text:p>83.1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6872" calcext:value-type="float">
            <text:p>83.17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5536" calcext:value-type="float">
            <text:p>83.15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468" calcext:value-type="float">
            <text:p>83.16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848" calcext:value-type="float">
            <text:p>83.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5536" calcext:value-type="float">
            <text:p>83.15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848" calcext:value-type="float">
            <text:p>83.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6184" calcext:value-type="float">
            <text:p>83.00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036" calcext:value-type="float">
            <text:p>82.89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3576" calcext:value-type="float">
            <text:p>82.71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8504" calcext:value-type="float">
            <text:p>82.51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3328" calcext:value-type="float">
            <text:p>82.25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832" calcext:value-type="float">
            <text:p>81.8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41976" calcext:value-type="float">
            <text:p>81.3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72584" calcext:value-type="float">
            <text:p>80.8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8912" calcext:value-type="float">
            <text:p>80.4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9476" calcext:value-type="float">
            <text:p>79.9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2904" calcext:value-type="float">
            <text:p>79.6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4512" calcext:value-type="float">
            <text:p>79.5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4512" calcext:value-type="float">
            <text:p>79.5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912" calcext:value-type="float">
            <text:p>80.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6528" calcext:value-type="float">
            <text:p>81.1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4416" calcext:value-type="float">
            <text:p>81.81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4016" calcext:value-type="float">
            <text:p>82.42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08064" calcext:value-type="float">
            <text:p>82.80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372" calcext:value-type="float">
            <text:p>83.10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612" calcext:value-type="float">
            <text:p>83.2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232" calcext:value-type="float">
            <text:p>83.3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804" calcext:value-type="float">
            <text:p>83.3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0232" calcext:value-type="float">
            <text:p>83.3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1088" calcext:value-type="float">
            <text:p>83.3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6704" calcext:value-type="float">
            <text:p>83.3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7936" calcext:value-type="float">
            <text:p>83.3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5264" calcext:value-type="float">
            <text:p>83.2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7832" calcext:value-type="float">
            <text:p>83.23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9064" calcext:value-type="float">
            <text:p>83.1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1632" calcext:value-type="float">
            <text:p>83.16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9712" calcext:value-type="float">
            <text:p>83.0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7416" calcext:value-type="float">
            <text:p>82.95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87312" calcext:value-type="float">
            <text:p>82.88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3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4464" calcext:value-type="float">
            <text:p>82.8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9296" calcext:value-type="float">
            <text:p>82.7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3304" calcext:value-type="float">
            <text:p>82.82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5704" calcext:value-type="float">
            <text:p>82.97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9712" calcext:value-type="float">
            <text:p>83.0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7624" calcext:value-type="float">
            <text:p>83.09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342" calcext:value-type="float">
            <text:p>83.1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0776" calcext:value-type="float">
            <text:p>83.1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6872" calcext:value-type="float">
            <text:p>83.17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8208" calcext:value-type="float">
            <text:p>83.19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1736" calcext:value-type="float">
            <text:p>83.2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7832" calcext:value-type="float">
            <text:p>83.23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6224" calcext:value-type="float">
            <text:p>83.3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804" calcext:value-type="float">
            <text:p>83.3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376" calcext:value-type="float">
            <text:p>83.4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7184" calcext:value-type="float">
            <text:p>83.3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424" calcext:value-type="float">
            <text:p>83.4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1776" calcext:value-type="float">
            <text:p>83.55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14" calcext:value-type="float">
            <text:p>83.5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5888" calcext:value-type="float">
            <text:p>83.68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3696" calcext:value-type="float">
            <text:p>83.6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1712" calcext:value-type="float">
            <text:p>83.8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8288" calcext:value-type="float">
            <text:p>83.83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7056" calcext:value-type="float">
            <text:p>83.8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4488" calcext:value-type="float">
            <text:p>83.91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668" calcext:value-type="float">
            <text:p>83.92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7536" calcext:value-type="float">
            <text:p>83.9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668" calcext:value-type="float">
            <text:p>83.92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9248" calcext:value-type="float">
            <text:p>83.8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5344" calcext:value-type="float">
            <text:p>83.9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2672" calcext:value-type="float">
            <text:p>83.86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048" calcext:value-type="float">
            <text:p>83.8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476" calcext:value-type="float">
            <text:p>83.8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1128" calcext:value-type="float">
            <text:p>83.70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14" calcext:value-type="float">
            <text:p>83.5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3384" calcext:value-type="float">
            <text:p>83.4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136" calcext:value-type="float">
            <text:p>83.2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4576" calcext:value-type="float">
            <text:p>83.09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7584" calcext:value-type="float">
            <text:p>82.7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5832" calcext:value-type="float">
            <text:p>82.4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4352" calcext:value-type="float">
            <text:p>82.06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5648" calcext:value-type="float">
            <text:p>81.76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924" calcext:value-type="float">
            <text:p>81.5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9888" calcext:value-type="float">
            <text:p>81.3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0264" calcext:value-type="float">
            <text:p>81.3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78" calcext:value-type="float">
            <text:p>81.4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352" calcext:value-type="float">
            <text:p>81.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0992" calcext:value-type="float">
            <text:p>81.8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5416" calcext:value-type="float">
            <text:p>82.1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6416" calcext:value-type="float">
            <text:p>82.57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656" calcext:value-type="float">
            <text:p>82.9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5848" calcext:value-type="float">
            <text:p>83.3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0752" calcext:value-type="float">
            <text:p>83.74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0104" calcext:value-type="float">
            <text:p>83.8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4968" calcext:value-type="float">
            <text:p>83.94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1544" calcext:value-type="float">
            <text:p>83.9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8872" calcext:value-type="float">
            <text:p>83.93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4488" calcext:value-type="float">
            <text:p>83.91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3528" calcext:value-type="float">
            <text:p>83.85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5576" calcext:value-type="float">
            <text:p>83.4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3176" calcext:value-type="float">
            <text:p>83.3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516" calcext:value-type="float">
            <text:p>83.1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2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8648" calcext:value-type="float">
            <text:p>82.90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3992" calcext:value-type="float">
            <text:p>82.99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9816" calcext:value-type="float">
            <text:p>83.10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564" calcext:value-type="float">
            <text:p>83.22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66" calcext:value-type="float">
            <text:p>83.2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1464" calcext:value-type="float">
            <text:p>83.3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9752" calcext:value-type="float">
            <text:p>83.3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7184" calcext:value-type="float">
            <text:p>83.3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4616" calcext:value-type="float">
            <text:p>83.4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2048" calcext:value-type="float">
            <text:p>83.4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2528" calcext:value-type="float">
            <text:p>83.4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472" calcext:value-type="float">
            <text:p>83.4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6056" calcext:value-type="float">
            <text:p>83.5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7872" calcext:value-type="float">
            <text:p>83.55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188" calcext:value-type="float">
            <text:p>83.62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3696" calcext:value-type="float">
            <text:p>83.6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3696" calcext:value-type="float">
            <text:p>83.6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8456" calcext:value-type="float">
            <text:p>83.65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6744" calcext:value-type="float">
            <text:p>83.6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4072" calcext:value-type="float">
            <text:p>83.6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4344" calcext:value-type="float">
            <text:p>83.5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8624" calcext:value-type="float">
            <text:p>83.47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6056" calcext:value-type="float">
            <text:p>83.5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6536" calcext:value-type="float">
            <text:p>83.53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0544" calcext:value-type="float">
            <text:p>83.6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6264" calcext:value-type="float">
            <text:p>83.64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9416" calcext:value-type="float">
            <text:p>83.71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428" calcext:value-type="float">
            <text:p>83.7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5928" calcext:value-type="float">
            <text:p>84.00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288" calcext:value-type="float">
            <text:p>84.0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1544" calcext:value-type="float">
            <text:p>83.9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5824" calcext:value-type="float">
            <text:p>83.93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2296" calcext:value-type="float">
            <text:p>83.9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4384" calcext:value-type="float">
            <text:p>83.84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3904" calcext:value-type="float">
            <text:p>83.8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2944" calcext:value-type="float">
            <text:p>83.75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1984" calcext:value-type="float">
            <text:p>83.6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1024" calcext:value-type="float">
            <text:p>83.6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9688" calcext:value-type="float">
            <text:p>83.60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616" calcext:value-type="float">
            <text:p>83.5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044" calcext:value-type="float">
            <text:p>83.53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8144" calcext:value-type="float">
            <text:p>83.4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0984" calcext:value-type="float">
            <text:p>83.3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896" calcext:value-type="float">
            <text:p>83.1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368" calcext:value-type="float">
            <text:p>82.7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5936" calcext:value-type="float">
            <text:p>82.54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3536" calcext:value-type="float">
            <text:p>82.3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504" calcext:value-type="float">
            <text:p>82.2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9112" calcext:value-type="float">
            <text:p>82.04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8216" calcext:value-type="float">
            <text:p>81.7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684" calcext:value-type="float">
            <text:p>81.3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2896" calcext:value-type="float">
            <text:p>81.0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75632" calcext:value-type="float">
            <text:p>80.8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96384" calcext:value-type="float">
            <text:p>80.7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45152" calcext:value-type="float">
            <text:p>80.8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9264" calcext:value-type="float">
            <text:p>80.9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2624" calcext:value-type="float">
            <text:p>81.1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3624" calcext:value-type="float">
            <text:p>81.5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7464" calcext:value-type="float">
            <text:p>81.8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596" calcext:value-type="float">
            <text:p>81.97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03976" calcext:value-type="float">
            <text:p>82.1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1408" calcext:value-type="float">
            <text:p>82.1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03976" calcext:value-type="float">
            <text:p>82.1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2912" calcext:value-type="float">
            <text:p>81.97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976" calcext:value-type="float">
            <text:p>81.8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1096" calcext:value-type="float">
            <text:p>81.9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5208" calcext:value-type="float">
            <text:p>82.0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1784" calcext:value-type="float">
            <text:p>82.09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7336" calcext:value-type="float">
            <text:p>82.31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364" calcext:value-type="float">
            <text:p>82.4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4224" calcext:value-type="float">
            <text:p>82.56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52616" calcext:value-type="float">
            <text:p>82.65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1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6624" calcext:value-type="float">
            <text:p>82.71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47104" calcext:value-type="float">
            <text:p>82.74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6728" calcext:value-type="float">
            <text:p>82.78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5976" calcext:value-type="float">
            <text:p>82.8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5224" calcext:value-type="float">
            <text:p>82.9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5432" calcext:value-type="float">
            <text:p>83.0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2216" calcext:value-type="float">
            <text:p>83.2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0712" calcext:value-type="float">
            <text:p>83.4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0336" calcext:value-type="float">
            <text:p>83.4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5096" calcext:value-type="float">
            <text:p>83.4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7664" calcext:value-type="float">
            <text:p>83.4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1568" calcext:value-type="float">
            <text:p>83.4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376" calcext:value-type="float">
            <text:p>83.4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5952" calcext:value-type="float">
            <text:p>83.4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2528" calcext:value-type="float">
            <text:p>83.4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9104" calcext:value-type="float">
            <text:p>83.5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3008" calcext:value-type="float">
            <text:p>83.5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044" calcext:value-type="float">
            <text:p>83.53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7768" calcext:value-type="float">
            <text:p>83.4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328" calcext:value-type="float">
            <text:p>83.3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8624" calcext:value-type="float">
            <text:p>83.47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4344" calcext:value-type="float">
            <text:p>83.5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3112" calcext:value-type="float">
            <text:p>83.57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3592" calcext:value-type="float">
            <text:p>83.60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4072" calcext:value-type="float">
            <text:p>83.6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3696" calcext:value-type="float">
            <text:p>83.6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0752" calcext:value-type="float">
            <text:p>83.74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6952" calcext:value-type="float">
            <text:p>83.81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7536" calcext:value-type="float">
            <text:p>83.9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86" calcext:value-type="float">
            <text:p>84.0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6408" calcext:value-type="float">
            <text:p>84.03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4696" calcext:value-type="float">
            <text:p>84.05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9456" calcext:value-type="float">
            <text:p>84.0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812" calcext:value-type="float">
            <text:p>84.0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764" calcext:value-type="float">
            <text:p>83.98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6784" calcext:value-type="float">
            <text:p>83.9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8976" calcext:value-type="float">
            <text:p>84.0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0688" calcext:value-type="float">
            <text:p>83.99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6304" calcext:value-type="float">
            <text:p>83.9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4112" calcext:value-type="float">
            <text:p>83.9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7536" calcext:value-type="float">
            <text:p>83.9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62" calcext:value-type="float">
            <text:p>83.8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7536" calcext:value-type="float">
            <text:p>83.9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6576" calcext:value-type="float">
            <text:p>83.85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144" calcext:value-type="float">
            <text:p>83.9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2776" calcext:value-type="float">
            <text:p>83.93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4488" calcext:value-type="float">
            <text:p>83.91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8664" calcext:value-type="float">
            <text:p>83.79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7328" calcext:value-type="float">
            <text:p>83.77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0752" calcext:value-type="float">
            <text:p>83.74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76" calcext:value-type="float">
            <text:p>83.6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3592" calcext:value-type="float">
            <text:p>83.60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2632" calcext:value-type="float">
            <text:p>83.54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2528" calcext:value-type="float">
            <text:p>83.4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424" calcext:value-type="float">
            <text:p>83.4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5952" calcext:value-type="float">
            <text:p>83.4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804" calcext:value-type="float">
            <text:p>83.3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3656" calcext:value-type="float">
            <text:p>83.3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5848" calcext:value-type="float">
            <text:p>83.3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7664" calcext:value-type="float">
            <text:p>83.4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0064" calcext:value-type="float">
            <text:p>83.57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6848" calcext:value-type="float">
            <text:p>83.74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6576" calcext:value-type="float">
            <text:p>83.85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0104" calcext:value-type="float">
            <text:p>83.8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4488" calcext:value-type="float">
            <text:p>83.91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62" calcext:value-type="float">
            <text:p>83.8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62" calcext:value-type="float">
            <text:p>83.8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1816" calcext:value-type="float">
            <text:p>83.87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4864" calcext:value-type="float">
            <text:p>83.87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0104" calcext:value-type="float">
            <text:p>83.8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3528" calcext:value-type="float">
            <text:p>83.85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3904" calcext:value-type="float">
            <text:p>83.8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3424" calcext:value-type="float">
            <text:p>83.7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9896" calcext:value-type="float">
            <text:p>83.74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6368" calcext:value-type="float">
            <text:p>83.7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0272" calcext:value-type="float">
            <text:p>83.71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6848" calcext:value-type="float">
            <text:p>83.74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80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1128" calcext:value-type="float">
            <text:p>83.70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5888" calcext:value-type="float">
            <text:p>83.68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5408" calcext:value-type="float">
            <text:p>83.65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7976" calcext:value-type="float">
            <text:p>83.62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4448" calcext:value-type="float">
            <text:p>83.59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3968" calcext:value-type="float">
            <text:p>83.56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2736" calcext:value-type="float">
            <text:p>83.61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5784" calcext:value-type="float">
            <text:p>83.61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8832" calcext:value-type="float">
            <text:p>83.61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7976" calcext:value-type="float">
            <text:p>83.62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0168" calcext:value-type="float">
            <text:p>83.64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712" calcext:value-type="float">
            <text:p>83.6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3696" calcext:value-type="float">
            <text:p>83.6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5032" calcext:value-type="float">
            <text:p>83.69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9896" calcext:value-type="float">
            <text:p>83.74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7808" calcext:value-type="float">
            <text:p>83.80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8184" calcext:value-type="float">
            <text:p>83.76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1984" calcext:value-type="float">
            <text:p>83.6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8352" calcext:value-type="float">
            <text:p>83.58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6912" calcext:value-type="float">
            <text:p>83.4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3008" calcext:value-type="float">
            <text:p>83.5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6056" calcext:value-type="float">
            <text:p>83.5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2152" calcext:value-type="float">
            <text:p>83.51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6976" calcext:value-type="float">
            <text:p>83.24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3592" calcext:value-type="float">
            <text:p>83.60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1504" calcext:value-type="float">
            <text:p>83.66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4656" calcext:value-type="float">
            <text:p>83.73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952" calcext:value-type="float">
            <text:p>83.7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4864" calcext:value-type="float">
            <text:p>83.87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2776" calcext:value-type="float">
            <text:p>83.93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4968" calcext:value-type="float">
            <text:p>83.94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7536" calcext:value-type="float">
            <text:p>83.9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4488" calcext:value-type="float">
            <text:p>83.91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144" calcext:value-type="float">
            <text:p>83.9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62" calcext:value-type="float">
            <text:p>83.8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096" calcext:value-type="float">
            <text:p>83.8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2672" calcext:value-type="float">
            <text:p>83.86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8288" calcext:value-type="float">
            <text:p>83.83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3048" calcext:value-type="float">
            <text:p>83.82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7328" calcext:value-type="float">
            <text:p>83.77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4656" calcext:value-type="float">
            <text:p>83.73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284" calcext:value-type="float">
            <text:p>83.6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2736" calcext:value-type="float">
            <text:p>83.61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1296" calcext:value-type="float">
            <text:p>83.52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4136" calcext:value-type="float">
            <text:p>83.3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6872" calcext:value-type="float">
            <text:p>83.17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6936" calcext:value-type="float">
            <text:p>82.92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6176" calcext:value-type="float">
            <text:p>82.6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1928" calcext:value-type="float">
            <text:p>82.48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7336" calcext:value-type="float">
            <text:p>82.31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7984" calcext:value-type="float">
            <text:p>82.1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8256" calcext:value-type="float">
            <text:p>82.0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0824" calcext:value-type="float">
            <text:p>82.03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3496" calcext:value-type="float">
            <text:p>82.0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2952" calcext:value-type="float">
            <text:p>82.2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128" calcext:value-type="float">
            <text:p>82.6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18" calcext:value-type="float">
            <text:p>82.9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0024" calcext:value-type="float">
            <text:p>83.2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424" calcext:value-type="float">
            <text:p>83.4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948" calcext:value-type="float">
            <text:p>83.4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5952" calcext:value-type="float">
            <text:p>83.4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2424" calcext:value-type="float">
            <text:p>83.4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9752" calcext:value-type="float">
            <text:p>83.3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8416" calcext:value-type="float">
            <text:p>83.3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3656" calcext:value-type="float">
            <text:p>83.3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1944" calcext:value-type="float">
            <text:p>83.3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804" calcext:value-type="float">
            <text:p>83.3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5368" calcext:value-type="float">
            <text:p>83.3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5744" calcext:value-type="float">
            <text:p>83.2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1256" calcext:value-type="float">
            <text:p>83.2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9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1424" calcext:value-type="float">
            <text:p>83.0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17208" calcext:value-type="float">
            <text:p>82.81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1488" calcext:value-type="float">
            <text:p>82.77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796" calcext:value-type="float">
            <text:p>82.73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368" calcext:value-type="float">
            <text:p>82.7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0256" calcext:value-type="float">
            <text:p>82.82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3408" calcext:value-type="float">
            <text:p>82.89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0944" calcext:value-type="float">
            <text:p>82.99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1904" calcext:value-type="float">
            <text:p>83.0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5432" calcext:value-type="float">
            <text:p>83.0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342" calcext:value-type="float">
            <text:p>83.1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8584" calcext:value-type="float">
            <text:p>83.15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4304" calcext:value-type="float">
            <text:p>83.20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0024" calcext:value-type="float">
            <text:p>83.2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0984" calcext:value-type="float">
            <text:p>83.3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8144" calcext:value-type="float">
            <text:p>83.4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4136" calcext:value-type="float">
            <text:p>83.3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708" calcext:value-type="float">
            <text:p>83.3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2592" calcext:value-type="float">
            <text:p>83.2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7624" calcext:value-type="float">
            <text:p>83.09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5704" calcext:value-type="float">
            <text:p>82.97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704" calcext:value-type="float">
            <text:p>82.9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1424" calcext:value-type="float">
            <text:p>83.0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0192" calcext:value-type="float">
            <text:p>83.07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896" calcext:value-type="float">
            <text:p>83.1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3344" calcext:value-type="float">
            <text:p>83.14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992" calcext:value-type="float">
            <text:p>83.1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612" calcext:value-type="float">
            <text:p>83.2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4512" calcext:value-type="float">
            <text:p>83.3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6808" calcext:value-type="float">
            <text:p>83.4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948" calcext:value-type="float">
            <text:p>83.4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3864" calcext:value-type="float">
            <text:p>83.4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8248" calcext:value-type="float">
            <text:p>83.5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1776" calcext:value-type="float">
            <text:p>83.55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0064" calcext:value-type="float">
            <text:p>83.57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7872" calcext:value-type="float">
            <text:p>83.55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6536" calcext:value-type="float">
            <text:p>83.53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6912" calcext:value-type="float">
            <text:p>83.4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2528" calcext:value-type="float">
            <text:p>83.4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9" calcext:value-type="float">
            <text:p>83.4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804" calcext:value-type="float">
            <text:p>83.3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136" calcext:value-type="float">
            <text:p>83.2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7728" calcext:value-type="float">
            <text:p>83.1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6664" calcext:value-type="float">
            <text:p>83.0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87312" calcext:value-type="float">
            <text:p>82.88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3096" calcext:value-type="float">
            <text:p>82.68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0384" calcext:value-type="float">
            <text:p>82.3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59808" calcext:value-type="float">
            <text:p>80.7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6928" calcext:value-type="float">
            <text:p>80.5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292" calcext:value-type="float">
            <text:p>80.5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07992" calcext:value-type="float">
            <text:p>80.7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7592" calcext:value-type="float">
            <text:p>81.3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0032" calcext:value-type="float">
            <text:p>81.7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8048" calcext:value-type="float">
            <text:p>81.9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7712" calcext:value-type="float">
            <text:p>82.2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1344" calcext:value-type="float">
            <text:p>82.38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1344" calcext:value-type="float">
            <text:p>82.38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4392" calcext:value-type="float">
            <text:p>82.38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268" calcext:value-type="float">
            <text:p>82.40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8776" calcext:value-type="float">
            <text:p>82.4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0112" calcext:value-type="float">
            <text:p>82.43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792" calcext:value-type="float">
            <text:p>82.4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9152" calcext:value-type="float">
            <text:p>82.36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5624" calcext:value-type="float">
            <text:p>82.3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5248" calcext:value-type="float">
            <text:p>82.37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7064" calcext:value-type="float">
            <text:p>82.42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2304" calcext:value-type="float">
            <text:p>82.44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888" calcext:value-type="float">
            <text:p>82.4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8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9736" calcext:value-type="float">
            <text:p>82.46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6768" calcext:value-type="float">
            <text:p>83.10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31152" calcext:value-type="float">
            <text:p>83.13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5432" calcext:value-type="float">
            <text:p>83.0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5808" calcext:value-type="float">
            <text:p>83.0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6936" calcext:value-type="float">
            <text:p>82.92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32448" calcext:value-type="float">
            <text:p>82.83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1864" calcext:value-type="float">
            <text:p>82.73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41008" calcext:value-type="float">
            <text:p>82.74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7584" calcext:value-type="float">
            <text:p>82.7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17208" calcext:value-type="float">
            <text:p>82.81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0904" calcext:value-type="float">
            <text:p>82.67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0736" calcext:value-type="float">
            <text:p>82.85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3888" calcext:value-type="float">
            <text:p>82.92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6288" calcext:value-type="float">
            <text:p>83.07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8208" calcext:value-type="float">
            <text:p>83.19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1736" calcext:value-type="float">
            <text:p>83.2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0504" calcext:value-type="float">
            <text:p>83.2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708" calcext:value-type="float">
            <text:p>83.3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184" calcext:value-type="float">
            <text:p>83.3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9648" calcext:value-type="float">
            <text:p>83.2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612" calcext:value-type="float">
            <text:p>83.2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9544" calcext:value-type="float">
            <text:p>83.21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4304" calcext:value-type="float">
            <text:p>83.20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9544" calcext:value-type="float">
            <text:p>83.21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5264" calcext:value-type="float">
            <text:p>83.2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2696" calcext:value-type="float">
            <text:p>83.2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7936" calcext:value-type="float">
            <text:p>83.3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3552" calcext:value-type="float">
            <text:p>83.2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9168" calcext:value-type="float">
            <text:p>83.2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4784" calcext:value-type="float">
            <text:p>83.2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1736" calcext:value-type="float">
            <text:p>83.2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342" calcext:value-type="float">
            <text:p>83.1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0568" calcext:value-type="float">
            <text:p>83.0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5704" calcext:value-type="float">
            <text:p>82.97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132" calcext:value-type="float">
            <text:p>82.95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2928" calcext:value-type="float">
            <text:p>82.86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4912" calcext:value-type="float">
            <text:p>82.73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6896" calcext:value-type="float">
            <text:p>82.60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0112" calcext:value-type="float">
            <text:p>82.43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552" calcext:value-type="float">
            <text:p>82.2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408" calcext:value-type="float">
            <text:p>82.1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456" calcext:value-type="float">
            <text:p>82.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0008" calcext:value-type="float">
            <text:p>82.36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5456" calcext:value-type="float">
            <text:p>82.51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22136" calcext:value-type="float">
            <text:p>82.62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4912" calcext:value-type="float">
            <text:p>82.73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5392" calcext:value-type="float">
            <text:p>82.76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1864" calcext:value-type="float">
            <text:p>82.73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9672" calcext:value-type="float">
            <text:p>82.71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67856" calcext:value-type="float">
            <text:p>82.66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128" calcext:value-type="float">
            <text:p>82.6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22136" calcext:value-type="float">
            <text:p>82.62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8608" calcext:value-type="float">
            <text:p>82.58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2408" calcext:value-type="float">
            <text:p>82.51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1824" calcext:value-type="float">
            <text:p>82.41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9696" calcext:value-type="float">
            <text:p>82.14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88" calcext:value-type="float">
            <text:p>81.8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0304" calcext:value-type="float">
            <text:p>81.6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8384" calcext:value-type="float">
            <text:p>81.5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1328" calcext:value-type="float">
            <text:p>81.4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7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78" calcext:value-type="float">
            <text:p>81.4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352" calcext:value-type="float">
            <text:p>81.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972" calcext:value-type="float">
            <text:p>81.5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2496" calcext:value-type="float">
            <text:p>81.6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0512" calcext:value-type="float">
            <text:p>81.82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3288" calcext:value-type="float">
            <text:p>81.93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5208" calcext:value-type="float">
            <text:p>82.0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9696" calcext:value-type="float">
            <text:p>82.14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36" calcext:value-type="float">
            <text:p>82.1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5312" calcext:value-type="float">
            <text:p>82.1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6544" calcext:value-type="float">
            <text:p>82.0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8256" calcext:value-type="float">
            <text:p>82.0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0824" calcext:value-type="float">
            <text:p>82.03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7296" calcext:value-type="float">
            <text:p>81.99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9864" calcext:value-type="float">
            <text:p>81.9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2056" calcext:value-type="float">
            <text:p>81.98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2912" calcext:value-type="float">
            <text:p>81.97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9864" calcext:value-type="float">
            <text:p>81.9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9864" calcext:value-type="float">
            <text:p>81.9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5584" calcext:value-type="float">
            <text:p>82.01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3496" calcext:value-type="float">
            <text:p>82.0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36" calcext:value-type="float">
            <text:p>82.1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456" calcext:value-type="float">
            <text:p>82.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076" calcext:value-type="float">
            <text:p>82.2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5248" calcext:value-type="float">
            <text:p>82.37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5456" calcext:value-type="float">
            <text:p>82.51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58712" calcext:value-type="float">
            <text:p>82.65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05016" calcext:value-type="float">
            <text:p>82.80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1416" calcext:value-type="float">
            <text:p>82.8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94" calcext:value-type="float">
            <text:p>82.8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38544" calcext:value-type="float">
            <text:p>82.83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3304" calcext:value-type="float">
            <text:p>82.82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32448" calcext:value-type="float">
            <text:p>82.83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6832" calcext:value-type="float">
            <text:p>82.8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7512" calcext:value-type="float">
            <text:p>82.8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3784" calcext:value-type="float">
            <text:p>82.85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1416" calcext:value-type="float">
            <text:p>82.8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28816" calcext:value-type="float">
            <text:p>82.72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25184" calcext:value-type="float">
            <text:p>82.62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5832" calcext:value-type="float">
            <text:p>82.4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8192" calcext:value-type="float">
            <text:p>82.30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9216" calcext:value-type="float">
            <text:p>82.1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692" calcext:value-type="float">
            <text:p>82.03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1952" calcext:value-type="float">
            <text:p>81.91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0032" calcext:value-type="float">
            <text:p>81.7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256" calcext:value-type="float">
            <text:p>81.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65776" calcext:value-type="float">
            <text:p>81.2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3376" calcext:value-type="float">
            <text:p>81.1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012" calcext:value-type="float">
            <text:p>80.9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37176" calcext:value-type="float">
            <text:p>81.0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016" calcext:value-type="float">
            <text:p>81.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828" calcext:value-type="float">
            <text:p>81.4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4" calcext:value-type="float">
            <text:p>81.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7528" calcext:value-type="float">
            <text:p>81.5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688" calcext:value-type="float">
            <text:p>81.7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8216" calcext:value-type="float">
            <text:p>81.7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164" calcext:value-type="float">
            <text:p>81.7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164" calcext:value-type="float">
            <text:p>81.7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2496" calcext:value-type="float">
            <text:p>81.6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164" calcext:value-type="float">
            <text:p>81.7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68" calcext:value-type="float">
            <text:p>81.6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6672" calcext:value-type="float">
            <text:p>81.5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972" calcext:value-type="float">
            <text:p>81.5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0576" calcext:value-type="float">
            <text:p>81.5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5336" calcext:value-type="float">
            <text:p>81.5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208" calcext:value-type="float">
            <text:p>81.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8448" calcext:value-type="float">
            <text:p>81.3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40808" calcext:value-type="float">
            <text:p>81.14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37176" calcext:value-type="float">
            <text:p>81.0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0496" calcext:value-type="float">
            <text:p>80.9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5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42688" calcext:value-type="float">
            <text:p>80.9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5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964" calcext:value-type="float">
            <text:p>80.9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5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536" calcext:value-type="float">
            <text:p>80.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5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9848" calcext:value-type="float">
            <text:p>81.0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5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684" calcext:value-type="float">
            <text:p>81.3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5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1912" calcext:value-type="float">
            <text:p>81.5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5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452" calcext:value-type="float">
            <text:p>81.8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5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692" calcext:value-type="float">
            <text:p>82.03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5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3872" calcext:value-type="float">
            <text:p>82.03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5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168" calcext:value-type="float">
            <text:p>82.0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5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3392" calcext:value-type="float">
            <text:p>82.00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5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9112" calcext:value-type="float">
            <text:p>82.04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5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9112" calcext:value-type="float">
            <text:p>82.04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5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216" calcext:value-type="float">
            <text:p>82.0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5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0448" calcext:value-type="float">
            <text:p>82.07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5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216" calcext:value-type="float">
            <text:p>82.0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5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6544" calcext:value-type="float">
            <text:p>82.0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5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7504" calcext:value-type="float">
            <text:p>82.1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5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8192" calcext:value-type="float">
            <text:p>82.30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5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9528" calcext:value-type="float">
            <text:p>82.32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5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95288" calcext:value-type="float">
            <text:p>82.69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5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9608" calcext:value-type="float">
            <text:p>82.96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5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50664" calcext:value-type="float">
            <text:p>80.7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5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3016" calcext:value-type="float">
            <text:p>82.0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5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9424" calcext:value-type="float">
            <text:p>82.2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4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4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7336" calcext:value-type="float">
            <text:p>82.31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4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4496" calcext:value-type="float">
            <text:p>82.45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4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52616" calcext:value-type="float">
            <text:p>82.65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4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2032" calcext:value-type="float">
            <text:p>82.55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4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396" calcext:value-type="float">
            <text:p>81.2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4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4392" calcext:value-type="float">
            <text:p>78.5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4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98392" calcext:value-type="float">
            <text:p>80.0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4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7256" calcext:value-type="float">
            <text:p>81.6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4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0432" calcext:value-type="float">
            <text:p>81.1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3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1456" calcext:value-type="float">
            <text:p>80.9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3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3352" calcext:value-type="float">
            <text:p>81.6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3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2224" calcext:value-type="float">
            <text:p>81.80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3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3352" calcext:value-type="float">
            <text:p>81.6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3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1056" calcext:value-type="float">
            <text:p>81.6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3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2732" calcext:value-type="float">
            <text:p>81.4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3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0984" calcext:value-type="float">
            <text:p>79.5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3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2008" calcext:value-type="float">
            <text:p>79.3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3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25568" calcext:value-type="float">
            <text:p>81.1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3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388" calcext:value-type="float">
            <text:p>80.5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2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6016" calcext:value-type="float">
            <text:p>79.3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2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816" calcext:value-type="float">
            <text:p>80.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2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8888" calcext:value-type="float">
            <text:p>81.0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2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2624" calcext:value-type="float">
            <text:p>81.1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2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92" calcext:value-type="float">
            <text:p>81.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2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8992" calcext:value-type="float">
            <text:p>81.0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2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7576" calcext:value-type="float">
            <text:p>80.4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2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5496" calcext:value-type="float">
            <text:p>79.0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2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05528" calcext:value-type="float">
            <text:p>80.8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2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9496" calcext:value-type="float">
            <text:p>80.5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2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3992" calcext:value-type="float">
            <text:p>79.1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1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2632" calcext:value-type="float">
            <text:p>79.7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1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7472" calcext:value-type="float">
            <text:p>80.3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1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6532" calcext:value-type="float">
            <text:p>80.6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1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00016" calcext:value-type="float">
            <text:p>80.9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1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7424" calcext:value-type="float">
            <text:p>81.4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1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06" calcext:value-type="float">
            <text:p>81.0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1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48784" calcext:value-type="float">
            <text:p>80.9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1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9476" calcext:value-type="float">
            <text:p>79.9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1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8864" calcext:value-type="float">
            <text:p>81.5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1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72456" calcext:value-type="float">
            <text:p>81.3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112" calcext:value-type="float">
            <text:p>81.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0952" calcext:value-type="float">
            <text:p>81.5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8632" calcext:value-type="float">
            <text:p>82.01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1304" calcext:value-type="float">
            <text:p>82.0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07024" calcext:value-type="float">
            <text:p>82.1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3224" calcext:value-type="float">
            <text:p>82.1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028" calcext:value-type="float">
            <text:p>82.2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648" calcext:value-type="float">
            <text:p>82.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8776" calcext:value-type="float">
            <text:p>82.4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1928" calcext:value-type="float">
            <text:p>82.48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508" calcext:value-type="float">
            <text:p>82.55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128" calcext:value-type="float">
            <text:p>82.6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9224" calcext:value-type="float">
            <text:p>82.6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2272" calcext:value-type="float">
            <text:p>82.7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32" calcext:value-type="float">
            <text:p>82.7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796" calcext:value-type="float">
            <text:p>82.73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6624" calcext:value-type="float">
            <text:p>82.71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3096" calcext:value-type="float">
            <text:p>82.68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22136" calcext:value-type="float">
            <text:p>82.62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9464" calcext:value-type="float">
            <text:p>82.57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936" calcext:value-type="float">
            <text:p>82.5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6584" calcext:value-type="float">
            <text:p>82.39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1512" calcext:value-type="float">
            <text:p>82.2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74" calcext:value-type="float">
            <text:p>82.0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452" calcext:value-type="float">
            <text:p>81.8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7736" calcext:value-type="float">
            <text:p>81.7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3144" calcext:value-type="float">
            <text:p>81.5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1016" calcext:value-type="float">
            <text:p>81.2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2896" calcext:value-type="float">
            <text:p>81.0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65904" calcext:value-type="float">
            <text:p>80.7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196" calcext:value-type="float">
            <text:p>80.4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3632" calcext:value-type="float">
            <text:p>80.1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9688" calcext:value-type="float">
            <text:p>79.7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5472" calcext:value-type="float">
            <text:p>79.5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9272" calcext:value-type="float">
            <text:p>79.5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612" calcext:value-type="float">
            <text:p>79.4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5264" calcext:value-type="float">
            <text:p>79.4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1464" calcext:value-type="float">
            <text:p>79.5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5472" calcext:value-type="float">
            <text:p>79.5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41776" calcext:value-type="float">
            <text:p>79.7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0648" calcext:value-type="float">
            <text:p>79.8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0584" calcext:value-type="float">
            <text:p>80.1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864" calcext:value-type="float">
            <text:p>80.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42104" calcext:value-type="float">
            <text:p>80.8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2144" calcext:value-type="float">
            <text:p>81.1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9136" calcext:value-type="float">
            <text:p>81.4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4584" calcext:value-type="float">
            <text:p>81.6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4376" calcext:value-type="float">
            <text:p>81.4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016" calcext:value-type="float">
            <text:p>81.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6696" calcext:value-type="float">
            <text:p>81.0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70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90288" calcext:value-type="float">
            <text:p>80.7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8976" calcext:value-type="float">
            <text:p>80.1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8432" calcext:value-type="float">
            <text:p>80.4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96384" calcext:value-type="float">
            <text:p>80.7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9368" calcext:value-type="float">
            <text:p>81.0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3688" calcext:value-type="float">
            <text:p>81.3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2392" calcext:value-type="float">
            <text:p>81.6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9072" calcext:value-type="float">
            <text:p>81.7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2976" calcext:value-type="float">
            <text:p>81.7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5544" calcext:value-type="float">
            <text:p>81.6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7256" calcext:value-type="float">
            <text:p>81.6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68" calcext:value-type="float">
            <text:p>81.6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544" calcext:value-type="float">
            <text:p>81.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5816" calcext:value-type="float">
            <text:p>81.5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496" calcext:value-type="float">
            <text:p>81.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7152" calcext:value-type="float">
            <text:p>81.6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4104" calcext:value-type="float">
            <text:p>81.6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448" calcext:value-type="float">
            <text:p>81.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924" calcext:value-type="float">
            <text:p>81.5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876" calcext:value-type="float">
            <text:p>81.5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8656" calcext:value-type="float">
            <text:p>81.4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6464" calcext:value-type="float">
            <text:p>81.4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0368" calcext:value-type="float">
            <text:p>81.4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256" calcext:value-type="float">
            <text:p>81.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5232" calcext:value-type="float">
            <text:p>81.4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5712" calcext:value-type="float">
            <text:p>81.5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4" calcext:value-type="float">
            <text:p>81.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2288" calcext:value-type="float">
            <text:p>81.5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0952" calcext:value-type="float">
            <text:p>81.5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9616" calcext:value-type="float">
            <text:p>81.5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78" calcext:value-type="float">
            <text:p>81.4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9888" calcext:value-type="float">
            <text:p>81.3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1016" calcext:value-type="float">
            <text:p>81.2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7384" calcext:value-type="float">
            <text:p>81.1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01184" calcext:value-type="float">
            <text:p>81.1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4152" calcext:value-type="float">
            <text:p>80.7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9976" calcext:value-type="float">
            <text:p>80.5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6032" calcext:value-type="float">
            <text:p>80.2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55136" calcext:value-type="float">
            <text:p>79.9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3656" calcext:value-type="float">
            <text:p>79.5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9776" calcext:value-type="float">
            <text:p>78.9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0384" calcext:value-type="float">
            <text:p>78.5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644" calcext:value-type="float">
            <text:p>78.1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0448" calcext:value-type="float">
            <text:p>78.2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4848" calcext:value-type="float">
            <text:p>79.1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64864" calcext:value-type="float">
            <text:p>80.0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50664" calcext:value-type="float">
            <text:p>80.7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0728" calcext:value-type="float">
            <text:p>81.1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352" calcext:value-type="float">
            <text:p>81.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6272" calcext:value-type="float">
            <text:p>82.1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2576" calcext:value-type="float">
            <text:p>82.33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0592" calcext:value-type="float">
            <text:p>82.46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4976" calcext:value-type="float">
            <text:p>82.48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46" calcext:value-type="float">
            <text:p>82.5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412" calcext:value-type="float">
            <text:p>82.4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888" calcext:value-type="float">
            <text:p>82.4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2784" calcext:value-type="float">
            <text:p>82.47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7544" calcext:value-type="float">
            <text:p>82.45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5352" calcext:value-type="float">
            <text:p>82.44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5352" calcext:value-type="float">
            <text:p>82.44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22" calcext:value-type="float">
            <text:p>82.3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172" calcext:value-type="float">
            <text:p>82.3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5896" calcext:value-type="float">
            <text:p>82.22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408" calcext:value-type="float">
            <text:p>82.1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9112" calcext:value-type="float">
            <text:p>82.04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2808" calcext:value-type="float">
            <text:p>81.90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9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3184" calcext:value-type="float">
            <text:p>81.8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2936" calcext:value-type="float">
            <text:p>81.4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2936" calcext:value-type="float">
            <text:p>81.4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6088" calcext:value-type="float">
            <text:p>81.4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9008" calcext:value-type="float">
            <text:p>81.97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9904" calcext:value-type="float">
            <text:p>82.2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7648" calcext:value-type="float">
            <text:p>82.52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652" calcext:value-type="float">
            <text:p>82.64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3472" calcext:value-type="float">
            <text:p>82.64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19088" calcext:value-type="float">
            <text:p>82.61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3952" calcext:value-type="float">
            <text:p>82.67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95288" calcext:value-type="float">
            <text:p>82.69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2272" calcext:value-type="float">
            <text:p>82.7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744" calcext:value-type="float">
            <text:p>82.3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7376" calcext:value-type="float">
            <text:p>82.6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55664" calcext:value-type="float">
            <text:p>82.65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64808" calcext:value-type="float">
            <text:p>82.66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6144" calcext:value-type="float">
            <text:p>82.68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3952" calcext:value-type="float">
            <text:p>82.67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7376" calcext:value-type="float">
            <text:p>82.6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22136" calcext:value-type="float">
            <text:p>82.62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6176" calcext:value-type="float">
            <text:p>82.6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0048" calcext:value-type="float">
            <text:p>82.68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01384" calcext:value-type="float">
            <text:p>82.70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44056" calcext:value-type="float">
            <text:p>82.74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844" calcext:value-type="float">
            <text:p>82.7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9776" calcext:value-type="float">
            <text:p>82.78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4464" calcext:value-type="float">
            <text:p>82.8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6832" calcext:value-type="float">
            <text:p>82.8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0736" calcext:value-type="float">
            <text:p>82.85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988" calcext:value-type="float">
            <text:p>82.8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4464" calcext:value-type="float">
            <text:p>82.8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6832" calcext:value-type="float">
            <text:p>82.8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988" calcext:value-type="float">
            <text:p>82.8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81216" calcext:value-type="float">
            <text:p>82.88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5976" calcext:value-type="float">
            <text:p>82.8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9024" calcext:value-type="float">
            <text:p>82.8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3408" calcext:value-type="float">
            <text:p>82.89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608" calcext:value-type="float">
            <text:p>82.9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8272" calcext:value-type="float">
            <text:p>82.94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7792" calcext:value-type="float">
            <text:p>82.91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72072" calcext:value-type="float">
            <text:p>82.8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6352" calcext:value-type="float">
            <text:p>82.82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2272" calcext:value-type="float">
            <text:p>82.7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128" calcext:value-type="float">
            <text:p>82.6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0696" calcext:value-type="float">
            <text:p>82.53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316" calcext:value-type="float">
            <text:p>82.4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2472" calcext:value-type="float">
            <text:p>82.26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6544" calcext:value-type="float">
            <text:p>82.0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832" calcext:value-type="float">
            <text:p>81.8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9616" calcext:value-type="float">
            <text:p>81.5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62728" calcext:value-type="float">
            <text:p>81.2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5088" calcext:value-type="float">
            <text:p>81.09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3272" calcext:value-type="float">
            <text:p>81.0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9848" calcext:value-type="float">
            <text:p>81.0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7528" calcext:value-type="float">
            <text:p>81.5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5884" calcext:value-type="float">
            <text:p>82.1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1176" calcext:value-type="float">
            <text:p>82.56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87312" calcext:value-type="float">
            <text:p>82.88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468" calcext:value-type="float">
            <text:p>83.16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0128" calcext:value-type="float">
            <text:p>83.3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184" calcext:value-type="float">
            <text:p>83.3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66" calcext:value-type="float">
            <text:p>83.2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9168" calcext:value-type="float">
            <text:p>83.2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5808" calcext:value-type="float">
            <text:p>83.0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4472" calcext:value-type="float">
            <text:p>83.0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132" calcext:value-type="float">
            <text:p>82.95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2928" calcext:value-type="float">
            <text:p>82.86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9776" calcext:value-type="float">
            <text:p>82.78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8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8568" calcext:value-type="float">
            <text:p>82.26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9696" calcext:value-type="float">
            <text:p>82.14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5688" calcext:value-type="float">
            <text:p>82.08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2224" calcext:value-type="float">
            <text:p>81.80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2704" calcext:value-type="float">
            <text:p>81.83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452" calcext:value-type="float">
            <text:p>81.8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596" calcext:value-type="float">
            <text:p>81.97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8672" calcext:value-type="float">
            <text:p>82.33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9672" calcext:value-type="float">
            <text:p>82.71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3512" calcext:value-type="float">
            <text:p>82.96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7416" calcext:value-type="float">
            <text:p>82.95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5224" calcext:value-type="float">
            <text:p>82.9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3032" calcext:value-type="float">
            <text:p>82.93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608" calcext:value-type="float">
            <text:p>82.9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0944" calcext:value-type="float">
            <text:p>82.99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752" calcext:value-type="float">
            <text:p>83.0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61048" calcext:value-type="float">
            <text:p>83.06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0192" calcext:value-type="float">
            <text:p>83.07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31152" calcext:value-type="float">
            <text:p>83.13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2112" calcext:value-type="float">
            <text:p>83.1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4784" calcext:value-type="float">
            <text:p>83.2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2592" calcext:value-type="float">
            <text:p>83.2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3448" calcext:value-type="float">
            <text:p>83.21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4304" calcext:value-type="float">
            <text:p>83.20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2968" calcext:value-type="float">
            <text:p>83.1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468" calcext:value-type="float">
            <text:p>83.16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944" calcext:value-type="float">
            <text:p>83.1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3344" calcext:value-type="float">
            <text:p>83.14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6392" calcext:value-type="float">
            <text:p>83.14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0776" calcext:value-type="float">
            <text:p>83.1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4032" calcext:value-type="float">
            <text:p>83.3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2904" calcext:value-type="float">
            <text:p>83.4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7872" calcext:value-type="float">
            <text:p>83.55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7976" calcext:value-type="float">
            <text:p>83.62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236" calcext:value-type="float">
            <text:p>83.6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6744" calcext:value-type="float">
            <text:p>83.6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8456" calcext:value-type="float">
            <text:p>83.65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5408" calcext:value-type="float">
            <text:p>83.65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4072" calcext:value-type="float">
            <text:p>83.6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0544" calcext:value-type="float">
            <text:p>83.6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0064" calcext:value-type="float">
            <text:p>83.57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2632" calcext:value-type="float">
            <text:p>83.54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3864" calcext:value-type="float">
            <text:p>83.4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5952" calcext:value-type="float">
            <text:p>83.4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4512" calcext:value-type="float">
            <text:p>83.3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0024" calcext:value-type="float">
            <text:p>83.2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944" calcext:value-type="float">
            <text:p>83.1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276" calcext:value-type="float">
            <text:p>83.04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41008" calcext:value-type="float">
            <text:p>82.74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508" calcext:value-type="float">
            <text:p>82.55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3912" calcext:value-type="float">
            <text:p>82.3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4936" calcext:value-type="float">
            <text:p>82.1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168" calcext:value-type="float">
            <text:p>82.0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6816" calcext:value-type="float">
            <text:p>81.96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7776" calcext:value-type="float">
            <text:p>82.0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5624" calcext:value-type="float">
            <text:p>82.3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6416" calcext:value-type="float">
            <text:p>82.57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892" calcext:value-type="float">
            <text:p>82.79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8856" calcext:value-type="float">
            <text:p>83.0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184" calcext:value-type="float">
            <text:p>83.3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0336" calcext:value-type="float">
            <text:p>83.4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6056" calcext:value-type="float">
            <text:p>83.5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8728" calcext:value-type="float">
            <text:p>83.54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3968" calcext:value-type="float">
            <text:p>83.56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3968" calcext:value-type="float">
            <text:p>83.56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3008" calcext:value-type="float">
            <text:p>83.5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852" calcext:value-type="float">
            <text:p>83.4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3656" calcext:value-type="float">
            <text:p>83.3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9648" calcext:value-type="float">
            <text:p>83.2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8208" calcext:value-type="float">
            <text:p>83.19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37248" calcext:value-type="float">
            <text:p>83.13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7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4952" calcext:value-type="float">
            <text:p>83.05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3616" calcext:value-type="float">
            <text:p>83.0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3136" calcext:value-type="float">
            <text:p>83.0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3136" calcext:value-type="float">
            <text:p>83.0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1424" calcext:value-type="float">
            <text:p>83.0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0672" calcext:value-type="float">
            <text:p>83.10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9168" calcext:value-type="float">
            <text:p>83.2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6328" calcext:value-type="float">
            <text:p>83.3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424" calcext:value-type="float">
            <text:p>83.4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948" calcext:value-type="float">
            <text:p>83.4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5576" calcext:value-type="float">
            <text:p>83.4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2528" calcext:value-type="float">
            <text:p>83.4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5576" calcext:value-type="float">
            <text:p>83.4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3864" calcext:value-type="float">
            <text:p>83.4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948" calcext:value-type="float">
            <text:p>83.4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9856" calcext:value-type="float">
            <text:p>83.4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2424" calcext:value-type="float">
            <text:p>83.4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5472" calcext:value-type="float">
            <text:p>83.4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9856" calcext:value-type="float">
            <text:p>83.4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1192" calcext:value-type="float">
            <text:p>83.4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6432" calcext:value-type="float">
            <text:p>83.46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9" calcext:value-type="float">
            <text:p>83.4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0712" calcext:value-type="float">
            <text:p>83.4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5472" calcext:value-type="float">
            <text:p>83.4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1568" calcext:value-type="float">
            <text:p>83.4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328" calcext:value-type="float">
            <text:p>83.3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804" calcext:value-type="float">
            <text:p>83.3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756" calcext:value-type="float">
            <text:p>83.3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8416" calcext:value-type="float">
            <text:p>83.3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708" calcext:value-type="float">
            <text:p>83.3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0984" calcext:value-type="float">
            <text:p>83.3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3552" calcext:value-type="float">
            <text:p>83.2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612" calcext:value-type="float">
            <text:p>83.2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4304" calcext:value-type="float">
            <text:p>83.20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7728" calcext:value-type="float">
            <text:p>83.1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3344" calcext:value-type="float">
            <text:p>83.14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22008" calcext:value-type="float">
            <text:p>83.12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6768" calcext:value-type="float">
            <text:p>83.10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5432" calcext:value-type="float">
            <text:p>83.0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61048" calcext:value-type="float">
            <text:p>83.06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3992" calcext:value-type="float">
            <text:p>82.99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8648" calcext:value-type="float">
            <text:p>82.90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892" calcext:value-type="float">
            <text:p>82.79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9192" calcext:value-type="float">
            <text:p>82.68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8984" calcext:value-type="float">
            <text:p>82.54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4768" calcext:value-type="float">
            <text:p>82.34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1408" calcext:value-type="float">
            <text:p>82.1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452" calcext:value-type="float">
            <text:p>81.8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5816" calcext:value-type="float">
            <text:p>81.5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3208" calcext:value-type="float">
            <text:p>81.2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48784" calcext:value-type="float">
            <text:p>80.9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9704" calcext:value-type="float">
            <text:p>80.6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1688" calcext:value-type="float">
            <text:p>80.5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9496" calcext:value-type="float">
            <text:p>80.5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37888" calcext:value-type="float">
            <text:p>80.6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6488" calcext:value-type="float">
            <text:p>80.8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684" calcext:value-type="float">
            <text:p>81.3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1952" calcext:value-type="float">
            <text:p>81.91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5832" calcext:value-type="float">
            <text:p>82.4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0256" calcext:value-type="float">
            <text:p>82.82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276" calcext:value-type="float">
            <text:p>83.04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342" calcext:value-type="float">
            <text:p>83.1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992" calcext:value-type="float">
            <text:p>83.1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4304" calcext:value-type="float">
            <text:p>83.20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3448" calcext:value-type="float">
            <text:p>83.21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4304" calcext:value-type="float">
            <text:p>83.20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0776" calcext:value-type="float">
            <text:p>83.1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37248" calcext:value-type="float">
            <text:p>83.13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324" calcext:value-type="float">
            <text:p>83.0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3136" calcext:value-type="float">
            <text:p>83.0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084" calcext:value-type="float">
            <text:p>82.9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6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0256" calcext:value-type="float">
            <text:p>82.82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9904" calcext:value-type="float">
            <text:p>82.2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9904" calcext:value-type="float">
            <text:p>82.2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696" calcext:value-type="float">
            <text:p>82.3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9632" calcext:value-type="float">
            <text:p>82.39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8024" calcext:value-type="float">
            <text:p>82.48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556" calcext:value-type="float">
            <text:p>82.58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3952" calcext:value-type="float">
            <text:p>82.67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3576" calcext:value-type="float">
            <text:p>82.71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6248" calcext:value-type="float">
            <text:p>82.75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5392" calcext:value-type="float">
            <text:p>82.76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9296" calcext:value-type="float">
            <text:p>82.7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2344" calcext:value-type="float">
            <text:p>82.76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47104" calcext:value-type="float">
            <text:p>82.74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98336" calcext:value-type="float">
            <text:p>82.69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0904" calcext:value-type="float">
            <text:p>82.67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0904" calcext:value-type="float">
            <text:p>82.67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01384" calcext:value-type="float">
            <text:p>82.70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28816" calcext:value-type="float">
            <text:p>82.72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4536" calcext:value-type="float">
            <text:p>82.77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3304" calcext:value-type="float">
            <text:p>82.82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9024" calcext:value-type="float">
            <text:p>82.8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87312" calcext:value-type="float">
            <text:p>82.88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4368" calcext:value-type="float">
            <text:p>82.95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64096" calcext:value-type="float">
            <text:p>83.06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3824" calcext:value-type="float">
            <text:p>83.1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612" calcext:value-type="float">
            <text:p>83.2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5744" calcext:value-type="float">
            <text:p>83.2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5368" calcext:value-type="float">
            <text:p>83.3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6704" calcext:value-type="float">
            <text:p>83.3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0232" calcext:value-type="float">
            <text:p>83.3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9" calcext:value-type="float">
            <text:p>83.4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7768" calcext:value-type="float">
            <text:p>83.4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8248" calcext:value-type="float">
            <text:p>83.5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4344" calcext:value-type="float">
            <text:p>83.5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3008" calcext:value-type="float">
            <text:p>83.5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7288" calcext:value-type="float">
            <text:p>83.45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9376" calcext:value-type="float">
            <text:p>83.3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1464" calcext:value-type="float">
            <text:p>83.3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9648" calcext:value-type="float">
            <text:p>83.2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516" calcext:value-type="float">
            <text:p>83.1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5912" calcext:value-type="float">
            <text:p>83.11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0944" calcext:value-type="float">
            <text:p>82.99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32" calcext:value-type="float">
            <text:p>82.7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6832" calcext:value-type="float">
            <text:p>82.8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0904" calcext:value-type="float">
            <text:p>82.67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936" calcext:value-type="float">
            <text:p>82.5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2096" calcext:value-type="float">
            <text:p>82.3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03976" calcext:value-type="float">
            <text:p>82.1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6544" calcext:value-type="float">
            <text:p>82.0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0824" calcext:value-type="float">
            <text:p>82.03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8256" calcext:value-type="float">
            <text:p>82.0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316" calcext:value-type="float">
            <text:p>82.4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5872" calcext:value-type="float">
            <text:p>82.79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848" calcext:value-type="float">
            <text:p>83.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8896" calcext:value-type="float">
            <text:p>83.3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0168" calcext:value-type="float">
            <text:p>83.64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8872" calcext:value-type="float">
            <text:p>83.93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2024" calcext:value-type="float">
            <text:p>84.0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384" calcext:value-type="float">
            <text:p>84.0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6512" calcext:value-type="float">
            <text:p>84.10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432" calcext:value-type="float">
            <text:p>84.0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1272" calcext:value-type="float">
            <text:p>84.09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9936" calcext:value-type="float">
            <text:p>84.0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4216" calcext:value-type="float">
            <text:p>84.0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3736" calcext:value-type="float">
            <text:p>83.99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8016" calcext:value-type="float">
            <text:p>83.94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096" calcext:value-type="float">
            <text:p>83.8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4864" calcext:value-type="float">
            <text:p>83.87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0856" calcext:value-type="float">
            <text:p>83.8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4656" calcext:value-type="float">
            <text:p>83.73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1504" calcext:value-type="float">
            <text:p>83.66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7016" calcext:value-type="float">
            <text:p>83.56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5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8248" calcext:value-type="float">
            <text:p>83.5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2632" calcext:value-type="float">
            <text:p>83.54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6536" calcext:value-type="float">
            <text:p>83.53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8832" calcext:value-type="float">
            <text:p>83.61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4176" calcext:value-type="float">
            <text:p>83.70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6848" calcext:value-type="float">
            <text:p>83.74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476" calcext:value-type="float">
            <text:p>83.8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1712" calcext:value-type="float">
            <text:p>83.8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6952" calcext:value-type="float">
            <text:p>83.81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524" calcext:value-type="float">
            <text:p>83.8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6576" calcext:value-type="float">
            <text:p>83.85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6576" calcext:value-type="float">
            <text:p>83.85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1336" calcext:value-type="float">
            <text:p>83.8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6096" calcext:value-type="float">
            <text:p>83.82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3424" calcext:value-type="float">
            <text:p>83.7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7328" calcext:value-type="float">
            <text:p>83.77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9896" calcext:value-type="float">
            <text:p>83.74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0272" calcext:value-type="float">
            <text:p>83.71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0272" calcext:value-type="float">
            <text:p>83.71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7704" calcext:value-type="float">
            <text:p>83.73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5992" calcext:value-type="float">
            <text:p>83.75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2944" calcext:value-type="float">
            <text:p>83.75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5136" calcext:value-type="float">
            <text:p>83.7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3904" calcext:value-type="float">
            <text:p>83.8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7432" calcext:value-type="float">
            <text:p>83.8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1816" calcext:value-type="float">
            <text:p>83.87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3152" calcext:value-type="float">
            <text:p>83.8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8392" calcext:value-type="float">
            <text:p>83.90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192" calcext:value-type="float">
            <text:p>83.9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0688" calcext:value-type="float">
            <text:p>83.99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1168" calcext:value-type="float">
            <text:p>84.02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2984" calcext:value-type="float">
            <text:p>84.07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6512" calcext:value-type="float">
            <text:p>84.10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004" calcext:value-type="float">
            <text:p>84.14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1376" calcext:value-type="float">
            <text:p>84.1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1" calcext:value-type="float">
            <text:p>84.2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0624" calcext:value-type="float">
            <text:p>84.2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1104" calcext:value-type="float">
            <text:p>84.2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0248" calcext:value-type="float">
            <text:p>84.28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4632" calcext:value-type="float">
            <text:p>84.30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3776" calcext:value-type="float">
            <text:p>84.3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2064" calcext:value-type="float">
            <text:p>84.33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2544" calcext:value-type="float">
            <text:p>84.3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7784" calcext:value-type="float">
            <text:p>84.3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0832" calcext:value-type="float">
            <text:p>84.38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1688" calcext:value-type="float">
            <text:p>84.37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1312" calcext:value-type="float">
            <text:p>84.41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532" calcext:value-type="float">
            <text:p>84.47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104" calcext:value-type="float">
            <text:p>84.5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9808" calcext:value-type="float">
            <text:p>84.56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2" calcext:value-type="float">
            <text:p>84.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0288" calcext:value-type="float">
            <text:p>84.60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9432" calcext:value-type="float">
            <text:p>84.60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5048" calcext:value-type="float">
            <text:p>84.58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676" calcext:value-type="float">
            <text:p>84.56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2856" calcext:value-type="float">
            <text:p>84.57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8536" calcext:value-type="float">
            <text:p>84.2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4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2232" calcext:value-type="float">
            <text:p>84.15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9832" calcext:value-type="float">
            <text:p>83.99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288" calcext:value-type="float">
            <text:p>84.0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288" calcext:value-type="float">
            <text:p>84.0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9456" calcext:value-type="float">
            <text:p>84.0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4216" calcext:value-type="float">
            <text:p>84.0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4216" calcext:value-type="float">
            <text:p>84.0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9832" calcext:value-type="float">
            <text:p>83.99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764" calcext:value-type="float">
            <text:p>83.98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9352" calcext:value-type="float">
            <text:p>83.96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716" calcext:value-type="float">
            <text:p>83.95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5824" calcext:value-type="float">
            <text:p>83.93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3152" calcext:value-type="float">
            <text:p>83.8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1816" calcext:value-type="float">
            <text:p>83.87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2672" calcext:value-type="float">
            <text:p>83.86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572" calcext:value-type="float">
            <text:p>83.8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572" calcext:value-type="float">
            <text:p>83.8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048" calcext:value-type="float">
            <text:p>83.8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2192" calcext:value-type="float">
            <text:p>83.8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6952" calcext:value-type="float">
            <text:p>83.81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476" calcext:value-type="float">
            <text:p>83.8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6952" calcext:value-type="float">
            <text:p>83.81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476" calcext:value-type="float">
            <text:p>83.8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6952" calcext:value-type="float">
            <text:p>83.81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9624" calcext:value-type="float">
            <text:p>83.85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4008" calcext:value-type="float">
            <text:p>83.88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0104" calcext:value-type="float">
            <text:p>83.8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62" calcext:value-type="float">
            <text:p>83.8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62" calcext:value-type="float">
            <text:p>83.8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62" calcext:value-type="float">
            <text:p>83.8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7536" calcext:value-type="float">
            <text:p>83.9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668" calcext:value-type="float">
            <text:p>83.92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192" calcext:value-type="float">
            <text:p>83.9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764" calcext:value-type="float">
            <text:p>83.98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4216" calcext:value-type="float">
            <text:p>84.0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6032" calcext:value-type="float">
            <text:p>84.0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956" calcext:value-type="float">
            <text:p>84.10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3088" calcext:value-type="float">
            <text:p>84.14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6616" calcext:value-type="float">
            <text:p>84.17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7952" calcext:value-type="float">
            <text:p>84.19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1856" calcext:value-type="float">
            <text:p>84.1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1" calcext:value-type="float">
            <text:p>84.2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2712" calcext:value-type="float">
            <text:p>84.18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7472" calcext:value-type="float">
            <text:p>84.16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6136" calcext:value-type="float">
            <text:p>84.14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8704" calcext:value-type="float">
            <text:p>84.1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2128" calcext:value-type="float">
            <text:p>84.0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9456" calcext:value-type="float">
            <text:p>84.0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6784" calcext:value-type="float">
            <text:p>83.9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6304" calcext:value-type="float">
            <text:p>83.9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7536" calcext:value-type="float">
            <text:p>83.9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8768" calcext:value-type="float">
            <text:p>83.86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0376" calcext:value-type="float">
            <text:p>83.78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904" calcext:value-type="float">
            <text:p>83.7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0856" calcext:value-type="float">
            <text:p>83.8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524" calcext:value-type="float">
            <text:p>83.8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7536" calcext:value-type="float">
            <text:p>83.9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812" calcext:value-type="float">
            <text:p>84.0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6032" calcext:value-type="float">
            <text:p>84.0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5656" calcext:value-type="float">
            <text:p>84.1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2608" calcext:value-type="float">
            <text:p>84.11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7744" calcext:value-type="float">
            <text:p>84.05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1544" calcext:value-type="float">
            <text:p>83.9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5344" calcext:value-type="float">
            <text:p>83.9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7432" calcext:value-type="float">
            <text:p>83.8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5136" calcext:value-type="float">
            <text:p>83.7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3696" calcext:value-type="float">
            <text:p>83.6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7496" calcext:value-type="float">
            <text:p>83.59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7288" calcext:value-type="float">
            <text:p>83.45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0712" calcext:value-type="float">
            <text:p>83.4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3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2424" calcext:value-type="float">
            <text:p>83.4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0712" calcext:value-type="float">
            <text:p>83.4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6056" calcext:value-type="float">
            <text:p>83.5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0544" calcext:value-type="float">
            <text:p>83.6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5888" calcext:value-type="float">
            <text:p>83.68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1232" calcext:value-type="float">
            <text:p>83.77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0856" calcext:value-type="float">
            <text:p>83.8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6952" calcext:value-type="float">
            <text:p>83.81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8664" calcext:value-type="float">
            <text:p>83.79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3048" calcext:value-type="float">
            <text:p>83.82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2192" calcext:value-type="float">
            <text:p>83.8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3424" calcext:value-type="float">
            <text:p>83.7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5136" calcext:value-type="float">
            <text:p>83.7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1128" calcext:value-type="float">
            <text:p>83.70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3696" calcext:value-type="float">
            <text:p>83.6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4552" calcext:value-type="float">
            <text:p>83.66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6264" calcext:value-type="float">
            <text:p>83.64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8456" calcext:value-type="float">
            <text:p>83.65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236" calcext:value-type="float">
            <text:p>83.6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664" calcext:value-type="float">
            <text:p>83.6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3112" calcext:value-type="float">
            <text:p>83.57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2632" calcext:value-type="float">
            <text:p>83.54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7392" calcext:value-type="float">
            <text:p>83.5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4344" calcext:value-type="float">
            <text:p>83.5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9104" calcext:value-type="float">
            <text:p>83.5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3008" calcext:value-type="float">
            <text:p>83.5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3864" calcext:value-type="float">
            <text:p>83.4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6912" calcext:value-type="float">
            <text:p>83.4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996" calcext:value-type="float">
            <text:p>83.4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3008" calcext:value-type="float">
            <text:p>83.5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1296" calcext:value-type="float">
            <text:p>83.52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3488" calcext:value-type="float">
            <text:p>83.53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2632" calcext:value-type="float">
            <text:p>83.54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6536" calcext:value-type="float">
            <text:p>83.53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2632" calcext:value-type="float">
            <text:p>83.54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1296" calcext:value-type="float">
            <text:p>83.52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1296" calcext:value-type="float">
            <text:p>83.52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0816" calcext:value-type="float">
            <text:p>83.4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1192" calcext:value-type="float">
            <text:p>83.4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328" calcext:value-type="float">
            <text:p>83.3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4888" calcext:value-type="float">
            <text:p>83.3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4304" calcext:value-type="float">
            <text:p>83.20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0192" calcext:value-type="float">
            <text:p>83.07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5704" calcext:value-type="float">
            <text:p>82.97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84264" calcext:value-type="float">
            <text:p>82.88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94" calcext:value-type="float">
            <text:p>82.8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9776" calcext:value-type="float">
            <text:p>82.78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844" calcext:value-type="float">
            <text:p>82.7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0632" calcext:value-type="float">
            <text:p>82.78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5872" calcext:value-type="float">
            <text:p>82.79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47688" calcext:value-type="float">
            <text:p>82.84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9712" calcext:value-type="float">
            <text:p>83.0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9376" calcext:value-type="float">
            <text:p>83.3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9792" calcext:value-type="float">
            <text:p>83.67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4384" calcext:value-type="float">
            <text:p>83.84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9728" calcext:value-type="float">
            <text:p>83.92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8496" calcext:value-type="float">
            <text:p>83.97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192" calcext:value-type="float">
            <text:p>83.9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2776" calcext:value-type="float">
            <text:p>83.93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8392" calcext:value-type="float">
            <text:p>83.90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9248" calcext:value-type="float">
            <text:p>83.8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1336" calcext:value-type="float">
            <text:p>83.8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2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7808" calcext:value-type="float">
            <text:p>83.80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1568" calcext:value-type="float">
            <text:p>83.4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9" calcext:value-type="float">
            <text:p>83.4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3488" calcext:value-type="float">
            <text:p>83.53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7496" calcext:value-type="float">
            <text:p>83.59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3696" calcext:value-type="float">
            <text:p>83.6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7328" calcext:value-type="float">
            <text:p>83.77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0376" calcext:value-type="float">
            <text:p>83.78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3048" calcext:value-type="float">
            <text:p>83.82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7432" calcext:value-type="float">
            <text:p>83.8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2296" calcext:value-type="float">
            <text:p>83.9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668" calcext:value-type="float">
            <text:p>83.92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0584" calcext:value-type="float">
            <text:p>83.92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192" calcext:value-type="float">
            <text:p>83.9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668" calcext:value-type="float">
            <text:p>83.92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192" calcext:value-type="float">
            <text:p>83.9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4488" calcext:value-type="float">
            <text:p>83.91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7536" calcext:value-type="float">
            <text:p>83.9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2296" calcext:value-type="float">
            <text:p>83.9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5824" calcext:value-type="float">
            <text:p>83.93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0584" calcext:value-type="float">
            <text:p>83.92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7536" calcext:value-type="float">
            <text:p>83.9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2296" calcext:value-type="float">
            <text:p>83.9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2296" calcext:value-type="float">
            <text:p>83.9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0104" calcext:value-type="float">
            <text:p>83.8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1816" calcext:value-type="float">
            <text:p>83.87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8288" calcext:value-type="float">
            <text:p>83.83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2192" calcext:value-type="float">
            <text:p>83.8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3904" calcext:value-type="float">
            <text:p>83.8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7808" calcext:value-type="float">
            <text:p>83.80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0856" calcext:value-type="float">
            <text:p>83.8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0856" calcext:value-type="float">
            <text:p>83.8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1712" calcext:value-type="float">
            <text:p>83.8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3424" calcext:value-type="float">
            <text:p>83.7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3424" calcext:value-type="float">
            <text:p>83.7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0376" calcext:value-type="float">
            <text:p>83.78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3424" calcext:value-type="float">
            <text:p>83.7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0376" calcext:value-type="float">
            <text:p>83.78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3424" calcext:value-type="float">
            <text:p>83.7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952" calcext:value-type="float">
            <text:p>83.7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0376" calcext:value-type="float">
            <text:p>83.78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7328" calcext:value-type="float">
            <text:p>83.77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2088" calcext:value-type="float">
            <text:p>83.76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0752" calcext:value-type="float">
            <text:p>83.74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6368" calcext:value-type="float">
            <text:p>83.7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7224" calcext:value-type="float">
            <text:p>83.70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284" calcext:value-type="float">
            <text:p>83.6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0648" calcext:value-type="float">
            <text:p>83.67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188" calcext:value-type="float">
            <text:p>83.62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14" calcext:value-type="float">
            <text:p>83.5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7872" calcext:value-type="float">
            <text:p>83.55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1296" calcext:value-type="float">
            <text:p>83.52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5096" calcext:value-type="float">
            <text:p>83.4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328" calcext:value-type="float">
            <text:p>83.3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28" calcext:value-type="float">
            <text:p>83.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8896" calcext:value-type="float">
            <text:p>83.3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1568" calcext:value-type="float">
            <text:p>83.4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2152" calcext:value-type="float">
            <text:p>83.51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9312" calcext:value-type="float">
            <text:p>83.64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4656" calcext:value-type="float">
            <text:p>83.73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3424" calcext:value-type="float">
            <text:p>83.7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0376" calcext:value-type="float">
            <text:p>83.78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5136" calcext:value-type="float">
            <text:p>83.7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7704" calcext:value-type="float">
            <text:p>83.73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1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3384" calcext:value-type="float">
            <text:p>83.4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7664" calcext:value-type="float">
            <text:p>83.4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4616" calcext:value-type="float">
            <text:p>83.4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6328" calcext:value-type="float">
            <text:p>83.3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4616" calcext:value-type="float">
            <text:p>83.4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5096" calcext:value-type="float">
            <text:p>83.4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3864" calcext:value-type="float">
            <text:p>83.4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3488" calcext:value-type="float">
            <text:p>83.53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8728" calcext:value-type="float">
            <text:p>83.54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7872" calcext:value-type="float">
            <text:p>83.55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616" calcext:value-type="float">
            <text:p>83.5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616" calcext:value-type="float">
            <text:p>83.5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7016" calcext:value-type="float">
            <text:p>83.56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3968" calcext:value-type="float">
            <text:p>83.56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7872" calcext:value-type="float">
            <text:p>83.55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3488" calcext:value-type="float">
            <text:p>83.53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1296" calcext:value-type="float">
            <text:p>83.52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3008" calcext:value-type="float">
            <text:p>83.5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8624" calcext:value-type="float">
            <text:p>83.47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424" calcext:value-type="float">
            <text:p>83.4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2904" calcext:value-type="float">
            <text:p>83.4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9376" calcext:value-type="float">
            <text:p>83.3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4136" calcext:value-type="float">
            <text:p>83.3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1464" calcext:value-type="float">
            <text:p>83.3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708" calcext:value-type="float">
            <text:p>83.3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2696" calcext:value-type="float">
            <text:p>83.2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0024" calcext:value-type="float">
            <text:p>83.2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564" calcext:value-type="float">
            <text:p>83.22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9544" calcext:value-type="float">
            <text:p>83.21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516" calcext:value-type="float">
            <text:p>83.1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0776" calcext:value-type="float">
            <text:p>83.1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5536" calcext:value-type="float">
            <text:p>83.15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9816" calcext:value-type="float">
            <text:p>83.10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9336" calcext:value-type="float">
            <text:p>83.07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8" calcext:value-type="float">
            <text:p>83.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5328" calcext:value-type="float">
            <text:p>83.01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0944" calcext:value-type="float">
            <text:p>82.99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2656" calcext:value-type="float">
            <text:p>82.97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7416" calcext:value-type="float">
            <text:p>82.95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2176" calcext:value-type="float">
            <text:p>82.94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3032" calcext:value-type="float">
            <text:p>82.93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2176" calcext:value-type="float">
            <text:p>82.94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9128" calcext:value-type="float">
            <text:p>82.93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3032" calcext:value-type="float">
            <text:p>82.93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9984" calcext:value-type="float">
            <text:p>82.92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084" calcext:value-type="float">
            <text:p>82.9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9128" calcext:value-type="float">
            <text:p>82.93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4744" calcext:value-type="float">
            <text:p>82.91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1696" calcext:value-type="float">
            <text:p>82.91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5976" calcext:value-type="float">
            <text:p>82.8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0256" calcext:value-type="float">
            <text:p>82.82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7584" calcext:value-type="float">
            <text:p>82.7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9296" calcext:value-type="float">
            <text:p>82.7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1488" calcext:value-type="float">
            <text:p>82.77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1416" calcext:value-type="float">
            <text:p>82.8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3408" calcext:value-type="float">
            <text:p>82.89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6936" calcext:value-type="float">
            <text:p>82.92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9128" calcext:value-type="float">
            <text:p>82.93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7416" calcext:value-type="float">
            <text:p>82.95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8272" calcext:value-type="float">
            <text:p>82.94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1696" calcext:value-type="float">
            <text:p>82.91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9984" calcext:value-type="float">
            <text:p>82.92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6832" calcext:value-type="float">
            <text:p>82.8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5976" calcext:value-type="float">
            <text:p>82.8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5872" calcext:value-type="float">
            <text:p>82.79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6248" calcext:value-type="float">
            <text:p>82.75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60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0048" calcext:value-type="float">
            <text:p>82.68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3408" calcext:value-type="float">
            <text:p>82.89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608" calcext:value-type="float">
            <text:p>82.9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656" calcext:value-type="float">
            <text:p>82.9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5704" calcext:value-type="float">
            <text:p>82.97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5704" calcext:value-type="float">
            <text:p>82.97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704" calcext:value-type="float">
            <text:p>82.9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656" calcext:value-type="float">
            <text:p>82.9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9128" calcext:value-type="float">
            <text:p>82.93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3888" calcext:value-type="float">
            <text:p>82.92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78168" calcext:value-type="float">
            <text:p>82.87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6456" calcext:value-type="float">
            <text:p>82.89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9504" calcext:value-type="float">
            <text:p>82.89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6456" calcext:value-type="float">
            <text:p>82.89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084" calcext:value-type="float">
            <text:p>82.9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6936" calcext:value-type="float">
            <text:p>82.92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6936" calcext:value-type="float">
            <text:p>82.92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608" calcext:value-type="float">
            <text:p>82.9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5224" calcext:value-type="float">
            <text:p>82.9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4368" calcext:value-type="float">
            <text:p>82.95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3512" calcext:value-type="float">
            <text:p>82.96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18" calcext:value-type="float">
            <text:p>82.9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18" calcext:value-type="float">
            <text:p>82.9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3992" calcext:value-type="float">
            <text:p>82.99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3992" calcext:value-type="float">
            <text:p>82.99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5704" calcext:value-type="float">
            <text:p>82.97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7416" calcext:value-type="float">
            <text:p>82.95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8272" calcext:value-type="float">
            <text:p>82.94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608" calcext:value-type="float">
            <text:p>82.9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6936" calcext:value-type="float">
            <text:p>82.92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084" calcext:value-type="float">
            <text:p>82.9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5976" calcext:value-type="float">
            <text:p>82.8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6832" calcext:value-type="float">
            <text:p>82.8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01968" calcext:value-type="float">
            <text:p>82.80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2344" calcext:value-type="float">
            <text:p>82.76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6624" calcext:value-type="float">
            <text:p>82.71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1604" calcext:value-type="float">
            <text:p>82.61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3368" calcext:value-type="float">
            <text:p>82.57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1072" calcext:value-type="float">
            <text:p>82.49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0008" calcext:value-type="float">
            <text:p>82.36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028" calcext:value-type="float">
            <text:p>82.2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1784" calcext:value-type="float">
            <text:p>82.09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976" calcext:value-type="float">
            <text:p>81.8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5984" calcext:value-type="float">
            <text:p>81.4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7384" calcext:value-type="float">
            <text:p>81.1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6592" calcext:value-type="float">
            <text:p>80.9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958" calcext:value-type="float">
            <text:p>80.6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244" calcext:value-type="float">
            <text:p>80.4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9936" calcext:value-type="float">
            <text:p>80.2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336" calcext:value-type="float">
            <text:p>80.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2984" calcext:value-type="float">
            <text:p>80.2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7784" calcext:value-type="float">
            <text:p>80.5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964" calcext:value-type="float">
            <text:p>80.9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7864" calcext:value-type="float">
            <text:p>81.2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45024" calcext:value-type="float">
            <text:p>81.3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832" calcext:value-type="float">
            <text:p>81.8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2704" calcext:value-type="float">
            <text:p>81.83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356" calcext:value-type="float">
            <text:p>81.8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212" calcext:value-type="float">
            <text:p>81.7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68" calcext:value-type="float">
            <text:p>81.6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3144" calcext:value-type="float">
            <text:p>81.5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6192" calcext:value-type="float">
            <text:p>81.5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9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68" calcext:value-type="float">
            <text:p>81.6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8696" calcext:value-type="float">
            <text:p>81.7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8528" calcext:value-type="float">
            <text:p>81.94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5312" calcext:value-type="float">
            <text:p>82.1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8192" calcext:value-type="float">
            <text:p>82.30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0592" calcext:value-type="float">
            <text:p>82.46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032" calcext:value-type="float">
            <text:p>82.5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7376" calcext:value-type="float">
            <text:p>82.6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7" calcext:value-type="float">
            <text:p>82.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1864" calcext:value-type="float">
            <text:p>82.73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1864" calcext:value-type="float">
            <text:p>82.73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1488" calcext:value-type="float">
            <text:p>82.77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6248" calcext:value-type="float">
            <text:p>82.75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2272" calcext:value-type="float">
            <text:p>82.7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3952" calcext:value-type="float">
            <text:p>82.67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0904" calcext:value-type="float">
            <text:p>82.67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7376" calcext:value-type="float">
            <text:p>82.6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4328" calcext:value-type="float">
            <text:p>82.63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7376" calcext:value-type="float">
            <text:p>82.6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0904" calcext:value-type="float">
            <text:p>82.67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01384" calcext:value-type="float">
            <text:p>82.70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9296" calcext:value-type="float">
            <text:p>82.7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08064" calcext:value-type="float">
            <text:p>82.80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32448" calcext:value-type="float">
            <text:p>82.83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94" calcext:value-type="float">
            <text:p>82.8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0256" calcext:value-type="float">
            <text:p>82.82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892" calcext:value-type="float">
            <text:p>82.79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7584" calcext:value-type="float">
            <text:p>82.7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32" calcext:value-type="float">
            <text:p>82.7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41008" calcext:value-type="float">
            <text:p>82.74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4912" calcext:value-type="float">
            <text:p>82.73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4912" calcext:value-type="float">
            <text:p>82.73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1864" calcext:value-type="float">
            <text:p>82.73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796" calcext:value-type="float">
            <text:p>82.73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41008" calcext:value-type="float">
            <text:p>82.74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41008" calcext:value-type="float">
            <text:p>82.74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2272" calcext:value-type="float">
            <text:p>82.7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9224" calcext:value-type="float">
            <text:p>82.6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6176" calcext:value-type="float">
            <text:p>82.6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46" calcext:value-type="float">
            <text:p>82.5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7544" calcext:value-type="float">
            <text:p>82.45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22" calcext:value-type="float">
            <text:p>82.3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9424" calcext:value-type="float">
            <text:p>82.2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74" calcext:value-type="float">
            <text:p>82.0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5376" calcext:value-type="float">
            <text:p>81.8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0728" calcext:value-type="float">
            <text:p>81.1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57344" calcext:value-type="float">
            <text:p>80.8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4464" calcext:value-type="float">
            <text:p>80.6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436" calcext:value-type="float">
            <text:p>80.6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25696" calcext:value-type="float">
            <text:p>80.6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7136" calcext:value-type="float">
            <text:p>80.7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72584" calcext:value-type="float">
            <text:p>80.8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52416" calcext:value-type="float">
            <text:p>81.0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112" calcext:value-type="float">
            <text:p>81.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832" calcext:value-type="float">
            <text:p>81.8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5896" calcext:value-type="float">
            <text:p>82.22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9464" calcext:value-type="float">
            <text:p>82.57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94" calcext:value-type="float">
            <text:p>82.8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8376" calcext:value-type="float">
            <text:p>83.0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9816" calcext:value-type="float">
            <text:p>83.10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25056" calcext:value-type="float">
            <text:p>83.12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342" calcext:value-type="float">
            <text:p>83.1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28104" calcext:value-type="float">
            <text:p>83.12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5912" calcext:value-type="float">
            <text:p>83.11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7624" calcext:value-type="float">
            <text:p>83.09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67144" calcext:value-type="float">
            <text:p>83.06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6664" calcext:value-type="float">
            <text:p>83.0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3136" calcext:value-type="float">
            <text:p>83.0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2176" calcext:value-type="float">
            <text:p>82.94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1696" calcext:value-type="float">
            <text:p>82.91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988" calcext:value-type="float">
            <text:p>82.8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8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4464" calcext:value-type="float">
            <text:p>82.8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17208" calcext:value-type="float">
            <text:p>82.81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2824" calcext:value-type="float">
            <text:p>82.79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0256" calcext:value-type="float">
            <text:p>82.82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35496" calcext:value-type="float">
            <text:p>82.83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1416" calcext:value-type="float">
            <text:p>82.8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2928" calcext:value-type="float">
            <text:p>82.86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5976" calcext:value-type="float">
            <text:p>82.8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1696" calcext:value-type="float">
            <text:p>82.91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3888" calcext:value-type="float">
            <text:p>82.92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608" calcext:value-type="float">
            <text:p>82.9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7416" calcext:value-type="float">
            <text:p>82.95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0944" calcext:value-type="float">
            <text:p>82.99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8376" calcext:value-type="float">
            <text:p>83.0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1904" calcext:value-type="float">
            <text:p>83.0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61048" calcext:value-type="float">
            <text:p>83.06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1528" calcext:value-type="float">
            <text:p>83.09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6768" calcext:value-type="float">
            <text:p>83.10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944" calcext:value-type="float">
            <text:p>83.1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9064" calcext:value-type="float">
            <text:p>83.1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3448" calcext:value-type="float">
            <text:p>83.21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6976" calcext:value-type="float">
            <text:p>83.24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2216" calcext:value-type="float">
            <text:p>83.2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7456" calcext:value-type="float">
            <text:p>83.2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5264" calcext:value-type="float">
            <text:p>83.2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6976" calcext:value-type="float">
            <text:p>83.24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2592" calcext:value-type="float">
            <text:p>83.2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1256" calcext:value-type="float">
            <text:p>83.2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9064" calcext:value-type="float">
            <text:p>83.1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7352" calcext:value-type="float">
            <text:p>83.2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4784" calcext:value-type="float">
            <text:p>83.2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4408" calcext:value-type="float">
            <text:p>83.2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708" calcext:value-type="float">
            <text:p>83.3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6704" calcext:value-type="float">
            <text:p>83.3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1088" calcext:value-type="float">
            <text:p>83.3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1568" calcext:value-type="float">
            <text:p>83.4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2048" calcext:value-type="float">
            <text:p>83.4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8624" calcext:value-type="float">
            <text:p>83.47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9104" calcext:value-type="float">
            <text:p>83.5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568" calcext:value-type="float">
            <text:p>83.5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6056" calcext:value-type="float">
            <text:p>83.5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6536" calcext:value-type="float">
            <text:p>83.53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9104" calcext:value-type="float">
            <text:p>83.5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2528" calcext:value-type="float">
            <text:p>83.4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9856" calcext:value-type="float">
            <text:p>83.4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9376" calcext:value-type="float">
            <text:p>83.3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3656" calcext:value-type="float">
            <text:p>83.3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136" calcext:value-type="float">
            <text:p>83.2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25056" calcext:value-type="float">
            <text:p>83.12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8856" calcext:value-type="float">
            <text:p>83.0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656" calcext:value-type="float">
            <text:p>82.9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9984" calcext:value-type="float">
            <text:p>82.92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5224" calcext:value-type="float">
            <text:p>82.9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0088" calcext:value-type="float">
            <text:p>83.00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3824" calcext:value-type="float">
            <text:p>83.1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9376" calcext:value-type="float">
            <text:p>83.3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6056" calcext:value-type="float">
            <text:p>83.5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136" calcext:value-type="float">
            <text:p>83.2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7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6976" calcext:value-type="float">
            <text:p>83.24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9544" calcext:value-type="float">
            <text:p>83.21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9064" calcext:value-type="float">
            <text:p>83.1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9544" calcext:value-type="float">
            <text:p>83.21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136" calcext:value-type="float">
            <text:p>83.2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3656" calcext:value-type="float">
            <text:p>83.3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1568" calcext:value-type="float">
            <text:p>83.4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9" calcext:value-type="float">
            <text:p>83.4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948" calcext:value-type="float">
            <text:p>83.4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948" calcext:value-type="float">
            <text:p>83.4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8144" calcext:value-type="float">
            <text:p>83.4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376" calcext:value-type="float">
            <text:p>83.4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1568" calcext:value-type="float">
            <text:p>83.4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6328" calcext:value-type="float">
            <text:p>83.3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1944" calcext:value-type="float">
            <text:p>83.3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1944" calcext:value-type="float">
            <text:p>83.3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6704" calcext:value-type="float">
            <text:p>83.3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756" calcext:value-type="float">
            <text:p>83.3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8416" calcext:value-type="float">
            <text:p>83.3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7936" calcext:value-type="float">
            <text:p>83.3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708" calcext:value-type="float">
            <text:p>83.3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708" calcext:value-type="float">
            <text:p>83.3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4032" calcext:value-type="float">
            <text:p>83.3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4032" calcext:value-type="float">
            <text:p>83.3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8792" calcext:value-type="float">
            <text:p>83.2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3072" calcext:value-type="float">
            <text:p>83.25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8312" calcext:value-type="float">
            <text:p>83.2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5264" calcext:value-type="float">
            <text:p>83.2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4784" calcext:value-type="float">
            <text:p>83.2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1736" calcext:value-type="float">
            <text:p>83.2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8688" calcext:value-type="float">
            <text:p>83.22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1736" calcext:value-type="float">
            <text:p>83.2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2592" calcext:value-type="float">
            <text:p>83.2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2592" calcext:value-type="float">
            <text:p>83.2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3928" calcext:value-type="float">
            <text:p>83.24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4408" calcext:value-type="float">
            <text:p>83.2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7936" calcext:value-type="float">
            <text:p>83.3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232" calcext:value-type="float">
            <text:p>83.3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28" calcext:value-type="float">
            <text:p>83.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6704" calcext:value-type="float">
            <text:p>83.3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4992" calcext:value-type="float">
            <text:p>83.3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2424" calcext:value-type="float">
            <text:p>83.4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2424" calcext:value-type="float">
            <text:p>83.4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3656" calcext:value-type="float">
            <text:p>83.3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4032" calcext:value-type="float">
            <text:p>83.3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5744" calcext:value-type="float">
            <text:p>83.2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8792" calcext:value-type="float">
            <text:p>83.2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7936" calcext:value-type="float">
            <text:p>83.3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6224" calcext:value-type="float">
            <text:p>83.3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232" calcext:value-type="float">
            <text:p>83.3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9752" calcext:value-type="float">
            <text:p>83.3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852" calcext:value-type="float">
            <text:p>83.4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9104" calcext:value-type="float">
            <text:p>83.5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1296" calcext:value-type="float">
            <text:p>83.52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948" calcext:value-type="float">
            <text:p>83.4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4616" calcext:value-type="float">
            <text:p>83.4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4512" calcext:value-type="float">
            <text:p>83.3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2216" calcext:value-type="float">
            <text:p>83.2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2968" calcext:value-type="float">
            <text:p>83.1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2864" calcext:value-type="float">
            <text:p>83.11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61048" calcext:value-type="float">
            <text:p>83.06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5328" calcext:value-type="float">
            <text:p>83.01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3512" calcext:value-type="float">
            <text:p>82.96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132" calcext:value-type="float">
            <text:p>82.95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5224" calcext:value-type="float">
            <text:p>82.9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132" calcext:value-type="float">
            <text:p>82.95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704" calcext:value-type="float">
            <text:p>82.9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22008" calcext:value-type="float">
            <text:p>83.12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0776" calcext:value-type="float">
            <text:p>83.1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7352" calcext:value-type="float">
            <text:p>83.2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2592" calcext:value-type="float">
            <text:p>83.2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7352" calcext:value-type="float">
            <text:p>83.2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4304" calcext:value-type="float">
            <text:p>83.20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4304" calcext:value-type="float">
            <text:p>83.20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7832" calcext:value-type="float">
            <text:p>83.23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612" calcext:value-type="float">
            <text:p>83.2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6224" calcext:value-type="float">
            <text:p>83.3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1944" calcext:value-type="float">
            <text:p>83.3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852" calcext:value-type="float">
            <text:p>83.4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9856" calcext:value-type="float">
            <text:p>83.4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6432" calcext:value-type="float">
            <text:p>83.46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9584" calcext:value-type="float">
            <text:p>83.53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568" calcext:value-type="float">
            <text:p>83.5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8248" calcext:value-type="float">
            <text:p>83.5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3488" calcext:value-type="float">
            <text:p>83.53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8248" calcext:value-type="float">
            <text:p>83.5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2528" calcext:value-type="float">
            <text:p>83.4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2528" calcext:value-type="float">
            <text:p>83.4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3384" calcext:value-type="float">
            <text:p>83.4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6432" calcext:value-type="float">
            <text:p>83.46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7288" calcext:value-type="float">
            <text:p>83.45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7664" calcext:value-type="float">
            <text:p>83.4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9376" calcext:value-type="float">
            <text:p>83.3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1944" calcext:value-type="float">
            <text:p>83.3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0232" calcext:value-type="float">
            <text:p>83.3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4136" calcext:value-type="float">
            <text:p>83.3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4992" calcext:value-type="float">
            <text:p>83.3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3656" calcext:value-type="float">
            <text:p>83.3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1464" calcext:value-type="float">
            <text:p>83.3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8416" calcext:value-type="float">
            <text:p>83.3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9272" calcext:value-type="float">
            <text:p>83.3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232" calcext:value-type="float">
            <text:p>83.3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708" calcext:value-type="float">
            <text:p>83.3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7936" calcext:value-type="float">
            <text:p>83.3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5744" calcext:value-type="float">
            <text:p>83.2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184" calcext:value-type="float">
            <text:p>83.3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3552" calcext:value-type="float">
            <text:p>83.2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5744" calcext:value-type="float">
            <text:p>83.2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0984" calcext:value-type="float">
            <text:p>83.3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8416" calcext:value-type="float">
            <text:p>83.3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8896" calcext:value-type="float">
            <text:p>83.3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7184" calcext:value-type="float">
            <text:p>83.3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8896" calcext:value-type="float">
            <text:p>83.3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28" calcext:value-type="float">
            <text:p>83.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1464" calcext:value-type="float">
            <text:p>83.3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4136" calcext:value-type="float">
            <text:p>83.3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8416" calcext:value-type="float">
            <text:p>83.3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3176" calcext:value-type="float">
            <text:p>83.3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232" calcext:value-type="float">
            <text:p>83.3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2696" calcext:value-type="float">
            <text:p>83.2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7456" calcext:value-type="float">
            <text:p>83.2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612" calcext:value-type="float">
            <text:p>83.2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3072" calcext:value-type="float">
            <text:p>83.25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66" calcext:value-type="float">
            <text:p>83.2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4512" calcext:value-type="float">
            <text:p>83.3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0712" calcext:value-type="float">
            <text:p>83.4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8624" calcext:value-type="float">
            <text:p>83.47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2152" calcext:value-type="float">
            <text:p>83.51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9104" calcext:value-type="float">
            <text:p>83.5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996" calcext:value-type="float">
            <text:p>83.4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9104" calcext:value-type="float">
            <text:p>83.5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472" calcext:value-type="float">
            <text:p>83.4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6912" calcext:value-type="float">
            <text:p>83.4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0816" calcext:value-type="float">
            <text:p>83.4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0816" calcext:value-type="float">
            <text:p>83.4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472" calcext:value-type="float">
            <text:p>83.4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3384" calcext:value-type="float">
            <text:p>83.4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424" calcext:value-type="float">
            <text:p>83.4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6328" calcext:value-type="float">
            <text:p>83.3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8896" calcext:value-type="float">
            <text:p>83.3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3176" calcext:value-type="float">
            <text:p>83.3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136" calcext:value-type="float">
            <text:p>83.2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4784" calcext:value-type="float">
            <text:p>83.2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9544" calcext:value-type="float">
            <text:p>83.21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9544" calcext:value-type="float">
            <text:p>83.21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9544" calcext:value-type="float">
            <text:p>83.21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9544" calcext:value-type="float">
            <text:p>83.21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9544" calcext:value-type="float">
            <text:p>83.21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5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8688" calcext:value-type="float">
            <text:p>83.22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088" calcext:value-type="float">
            <text:p>83.2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8312" calcext:value-type="float">
            <text:p>83.2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5744" calcext:value-type="float">
            <text:p>83.2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8312" calcext:value-type="float">
            <text:p>83.2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7936" calcext:value-type="float">
            <text:p>83.3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184" calcext:value-type="float">
            <text:p>83.3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7936" calcext:value-type="float">
            <text:p>83.3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5744" calcext:value-type="float">
            <text:p>83.2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184" calcext:value-type="float">
            <text:p>83.3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5264" calcext:value-type="float">
            <text:p>83.2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5264" calcext:value-type="float">
            <text:p>83.2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0024" calcext:value-type="float">
            <text:p>83.2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2216" calcext:value-type="float">
            <text:p>83.2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7832" calcext:value-type="float">
            <text:p>83.23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3448" calcext:value-type="float">
            <text:p>83.21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1256" calcext:value-type="float">
            <text:p>83.2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3824" calcext:value-type="float">
            <text:p>83.1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5536" calcext:value-type="float">
            <text:p>83.15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28104" calcext:value-type="float">
            <text:p>83.12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896" calcext:value-type="float">
            <text:p>83.1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7624" calcext:value-type="float">
            <text:p>83.09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848" calcext:value-type="float">
            <text:p>83.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67144" calcext:value-type="float">
            <text:p>83.06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8" calcext:value-type="float">
            <text:p>83.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8376" calcext:value-type="float">
            <text:p>83.0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704" calcext:value-type="float">
            <text:p>82.9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5704" calcext:value-type="float">
            <text:p>82.97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084" calcext:value-type="float">
            <text:p>82.9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3888" calcext:value-type="float">
            <text:p>82.92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3032" calcext:value-type="float">
            <text:p>82.93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3032" calcext:value-type="float">
            <text:p>82.93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5224" calcext:value-type="float">
            <text:p>82.9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5224" calcext:value-type="float">
            <text:p>82.9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2176" calcext:value-type="float">
            <text:p>82.94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4368" calcext:value-type="float">
            <text:p>82.95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9608" calcext:value-type="float">
            <text:p>82.96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656" calcext:value-type="float">
            <text:p>82.9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9608" calcext:value-type="float">
            <text:p>82.96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9984" calcext:value-type="float">
            <text:p>82.92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1696" calcext:value-type="float">
            <text:p>82.91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7512" calcext:value-type="float">
            <text:p>82.8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32448" calcext:value-type="float">
            <text:p>82.83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05016" calcext:value-type="float">
            <text:p>82.80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47104" calcext:value-type="float">
            <text:p>82.74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64808" calcext:value-type="float">
            <text:p>82.66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2512" calcext:value-type="float">
            <text:p>82.58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7168" calcext:value-type="float">
            <text:p>82.49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744" calcext:value-type="float">
            <text:p>82.3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9696" calcext:value-type="float">
            <text:p>82.14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5104" calcext:value-type="float">
            <text:p>81.9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7464" calcext:value-type="float">
            <text:p>81.8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7152" calcext:value-type="float">
            <text:p>81.6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6736" calcext:value-type="float">
            <text:p>81.3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6696" calcext:value-type="float">
            <text:p>81.0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958" calcext:value-type="float">
            <text:p>80.6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3776" calcext:value-type="float">
            <text:p>80.5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81144" calcext:value-type="float">
            <text:p>80.7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46904" calcext:value-type="float">
            <text:p>81.1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7424" calcext:value-type="float">
            <text:p>81.4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2224" calcext:value-type="float">
            <text:p>81.80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692" calcext:value-type="float">
            <text:p>82.03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5884" calcext:value-type="float">
            <text:p>82.1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1344" calcext:value-type="float">
            <text:p>82.38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8608" calcext:value-type="float">
            <text:p>82.58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98336" calcext:value-type="float">
            <text:p>82.69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01384" calcext:value-type="float">
            <text:p>82.70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55664" calcext:value-type="float">
            <text:p>82.65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9464" calcext:value-type="float">
            <text:p>82.57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0216" calcext:value-type="float">
            <text:p>82.50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364" calcext:value-type="float">
            <text:p>82.4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9256" calcext:value-type="float">
            <text:p>82.4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6584" calcext:value-type="float">
            <text:p>82.39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4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3912" calcext:value-type="float">
            <text:p>82.3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0384" calcext:value-type="float">
            <text:p>82.3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076" calcext:value-type="float">
            <text:p>82.2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98" calcext:value-type="float">
            <text:p>82.2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7608" calcext:value-type="float">
            <text:p>82.2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8944" calcext:value-type="float">
            <text:p>82.22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4664" calcext:value-type="float">
            <text:p>82.27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2472" calcext:value-type="float">
            <text:p>82.26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504" calcext:value-type="float">
            <text:p>82.2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7232" calcext:value-type="float">
            <text:p>82.2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9424" calcext:value-type="float">
            <text:p>82.2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9424" calcext:value-type="float">
            <text:p>82.2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2096" calcext:value-type="float">
            <text:p>82.3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0384" calcext:value-type="float">
            <text:p>82.3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2576" calcext:value-type="float">
            <text:p>82.33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8776" calcext:value-type="float">
            <text:p>82.4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9256" calcext:value-type="float">
            <text:p>82.4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4976" calcext:value-type="float">
            <text:p>82.48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8024" calcext:value-type="float">
            <text:p>82.48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6312" calcext:value-type="float">
            <text:p>82.50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5456" calcext:value-type="float">
            <text:p>82.51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3264" calcext:value-type="float">
            <text:p>82.50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1072" calcext:value-type="float">
            <text:p>82.49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9736" calcext:value-type="float">
            <text:p>82.46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6688" calcext:value-type="float">
            <text:p>82.4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4976" calcext:value-type="float">
            <text:p>82.48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936" calcext:value-type="float">
            <text:p>82.5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6792" calcext:value-type="float">
            <text:p>82.53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1176" calcext:value-type="float">
            <text:p>82.56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2512" calcext:value-type="float">
            <text:p>82.58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6896" calcext:value-type="float">
            <text:p>82.60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9568" calcext:value-type="float">
            <text:p>82.64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3952" calcext:value-type="float">
            <text:p>82.67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9224" calcext:value-type="float">
            <text:p>82.6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3576" calcext:value-type="float">
            <text:p>82.71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6624" calcext:value-type="float">
            <text:p>82.71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0528" calcext:value-type="float">
            <text:p>82.71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3576" calcext:value-type="float">
            <text:p>82.71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01384" calcext:value-type="float">
            <text:p>82.70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3096" calcext:value-type="float">
            <text:p>82.68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7376" calcext:value-type="float">
            <text:p>82.6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8608" calcext:value-type="float">
            <text:p>82.58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6792" calcext:value-type="float">
            <text:p>82.53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0592" calcext:value-type="float">
            <text:p>82.46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8296" calcext:value-type="float">
            <text:p>82.37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1032" calcext:value-type="float">
            <text:p>82.1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74" calcext:value-type="float">
            <text:p>82.0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2808" calcext:value-type="float">
            <text:p>81.90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8968" calcext:value-type="float">
            <text:p>81.6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1704" calcext:value-type="float">
            <text:p>81.4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9096" calcext:value-type="float">
            <text:p>81.1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29912" calcext:value-type="float">
            <text:p>80.8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9016" calcext:value-type="float">
            <text:p>80.5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4696" calcext:value-type="float">
            <text:p>80.2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6848" calcext:value-type="float">
            <text:p>79.9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1128" calcext:value-type="float">
            <text:p>79.8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1128" calcext:value-type="float">
            <text:p>79.8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03904" calcext:value-type="float">
            <text:p>80.0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9456" calcext:value-type="float">
            <text:p>80.2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6448" calcext:value-type="float">
            <text:p>80.5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84776" calcext:value-type="float">
            <text:p>80.8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8136" calcext:value-type="float">
            <text:p>81.0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968" calcext:value-type="float">
            <text:p>81.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9888" calcext:value-type="float">
            <text:p>81.3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1432" calcext:value-type="float">
            <text:p>81.5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6504" calcext:value-type="float">
            <text:p>81.7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41848" calcext:value-type="float">
            <text:p>81.84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4936" calcext:value-type="float">
            <text:p>82.1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5728" calcext:value-type="float">
            <text:p>82.40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3744" calcext:value-type="float">
            <text:p>82.53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936" calcext:value-type="float">
            <text:p>82.5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46" calcext:value-type="float">
            <text:p>82.5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888" calcext:value-type="float">
            <text:p>82.4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3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792" calcext:value-type="float">
            <text:p>82.4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9528" calcext:value-type="float">
            <text:p>82.32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7608" calcext:value-type="float">
            <text:p>82.2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8256" calcext:value-type="float">
            <text:p>82.0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6816" calcext:value-type="float">
            <text:p>81.96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1472" calcext:value-type="float">
            <text:p>81.8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0992" calcext:value-type="float">
            <text:p>81.8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452" calcext:value-type="float">
            <text:p>81.8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2328" calcext:value-type="float">
            <text:p>81.87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1952" calcext:value-type="float">
            <text:p>81.91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1304" calcext:value-type="float">
            <text:p>82.0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408" calcext:value-type="float">
            <text:p>82.1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0656" calcext:value-type="float">
            <text:p>82.2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5896" calcext:value-type="float">
            <text:p>82.22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8568" calcext:value-type="float">
            <text:p>82.26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792" calcext:value-type="float">
            <text:p>82.4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9256" calcext:value-type="float">
            <text:p>82.4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1448" calcext:value-type="float">
            <text:p>82.45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7544" calcext:value-type="float">
            <text:p>82.45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7544" calcext:value-type="float">
            <text:p>82.45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1448" calcext:value-type="float">
            <text:p>82.45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4976" calcext:value-type="float">
            <text:p>82.48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2888" calcext:value-type="float">
            <text:p>82.54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46" calcext:value-type="float">
            <text:p>82.5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4224" calcext:value-type="float">
            <text:p>82.56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22136" calcext:value-type="float">
            <text:p>82.62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6176" calcext:value-type="float">
            <text:p>82.6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98336" calcext:value-type="float">
            <text:p>82.69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44056" calcext:value-type="float">
            <text:p>82.74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6728" calcext:value-type="float">
            <text:p>82.78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38544" calcext:value-type="float">
            <text:p>82.83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35496" calcext:value-type="float">
            <text:p>82.83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6832" calcext:value-type="float">
            <text:p>82.8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3784" calcext:value-type="float">
            <text:p>82.85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6352" calcext:value-type="float">
            <text:p>82.82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35496" calcext:value-type="float">
            <text:p>82.83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892" calcext:value-type="float">
            <text:p>82.79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9672" calcext:value-type="float">
            <text:p>82.71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3576" calcext:value-type="float">
            <text:p>82.71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5872" calcext:value-type="float">
            <text:p>82.79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6456" calcext:value-type="float">
            <text:p>82.89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342" calcext:value-type="float">
            <text:p>83.1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66" calcext:value-type="float">
            <text:p>83.2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756" calcext:value-type="float">
            <text:p>83.3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2696" calcext:value-type="float">
            <text:p>83.2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0024" calcext:value-type="float">
            <text:p>83.2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6976" calcext:value-type="float">
            <text:p>83.24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564" calcext:value-type="float">
            <text:p>83.22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8584" calcext:value-type="float">
            <text:p>83.15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2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9336" calcext:value-type="float">
            <text:p>83.07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1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9632" calcext:value-type="float">
            <text:p>82.39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1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8568" calcext:value-type="float">
            <text:p>82.26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1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456" calcext:value-type="float">
            <text:p>82.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1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648" calcext:value-type="float">
            <text:p>82.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1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0864" calcext:value-type="float">
            <text:p>82.3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1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7064" calcext:value-type="float">
            <text:p>82.42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1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7168" calcext:value-type="float">
            <text:p>82.49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1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936" calcext:value-type="float">
            <text:p>82.5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1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364" calcext:value-type="float">
            <text:p>82.4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1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84" calcext:value-type="float">
            <text:p>82.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1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268" calcext:value-type="float">
            <text:p>82.40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1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9736" calcext:value-type="float">
            <text:p>82.46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1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4976" calcext:value-type="float">
            <text:p>82.48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1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1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4426112575701</text:p>
          </table:table-cell>
          <table:table-cell office:value-type="string" calcext:value-type="string">
            <text:p>1951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3056" calcext:value-type="float">
            <text:p>82.36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7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981" meta:object-count="0"/>
    <meta:user-defined meta:name="AppVersion">3.0</meta:user-defined>
  </office:meta>
</office:document-meta>
</file>